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mbria" svg:font-family="Cambria"/>
    <style:font-face style:name="Cambria1" svg:font-family="Cambri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  <style:paragraph-properties style:writing-mode="lr-tb"/>
    </style:style>
    <style:style style:name="gr2" style:family="graphic" style:parent-style-name="objectwithoutfill">
      <style:graphic-properties draw:marker-end="Стили_20_стрелок_20_1" draw:fill="none" draw:textarea-vertical-align="middle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4" style:family="graphic" style:parent-style-name="standard">
      <style:graphic-properties draw:stroke="dash" draw:stroke-dash="Dash_5f_0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23.717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3.699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87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bfbfbf" draw:shadow="hidden"/>
    </style:style>
    <style:style style:name="gr10" style:family="graphic" style:parent-style-name="standard">
      <style:graphic-properties draw:stroke="none" draw:fill="none" draw:textarea-vertical-align="middle" fo:min-height="23.605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2.94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2.89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9.338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2.918cm" fo:min-width="2.54cm" fo:padding-top="0.141cm" fo:padding-bottom="0.141cm" fo:padding-left="0.141cm" fo:padding-right="0.14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3.71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7.018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6.84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288cm" fo:min-width="2.54cm" fo:padding-top="0.141cm" fo:padding-bottom="0.141cm" fo:padding-left="0.141cm" fo:padding-right="0.14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23.611cm" fo:min-width="2.54cm" fo:padding-top="0.141cm" fo:padding-bottom="0.141cm" fo:padding-left="0.141cm" fo:padding-right="0.14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2.798cm" fo:min-width="2.54cm" fo:padding-top="0.141cm" fo:padding-bottom="0.141cm" fo:padding-left="0.141cm" fo:padding-right="0.14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1.318cm" fo:min-width="2.54cm" fo:padding-top="0.141cm" fo:padding-bottom="0.141cm" fo:padding-left="0.141cm" fo:padding-right="0.14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0.595cm" fo:min-width="2.54cm" fo:padding-top="0.141cm" fo:padding-bottom="0.141cm" fo:padding-left="0.141cm" fo:padding-right="0.14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23.607cm" fo:min-width="2.54cm" fo:padding-top="0.141cm" fo:padding-bottom="0.141cm" fo:padding-left="0.141cm" fo:padding-right="0.14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11.738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1.638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6.825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78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16.176cm" fo:min-width="2.54cm" fo:padding-top="0.141cm" fo:padding-bottom="0.141cm" fo:padding-left="0.141cm" fo:padding-right="0.14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1.767cm" fo:min-width="2.54cm" fo:padding-top="0.141cm" fo:padding-bottom="0.141cm" fo:padding-left="0.141cm" fo:padding-right="0.14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23.698cm" fo:min-width="2.54cm" fo:padding-top="0.141cm" fo:padding-bottom="0.141cm" fo:padding-left="0.141cm" fo:padding-right="0.14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23.618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8.918cm" fo:min-width="2.54cm" fo:padding-top="0.141cm" fo:padding-bottom="0.141cm" fo:padding-left="0.141cm" fo:padding-right="0.14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23.608cm" fo:min-width="2.54cm" fo:padding-top="0.141cm" fo:padding-bottom="0.141cm" fo:padding-left="0.141cm" fo:padding-right="0.14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23.588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7.348cm" fo:min-width="2.54cm" fo:padding-top="0.141cm" fo:padding-bottom="0.141cm" fo:padding-left="0.141cm" fo:padding-right="0.141cm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9.28cm" fo:min-width="2.54cm" fo:padding-top="0.141cm" fo:padding-bottom="0.141cm" fo:padding-left="0.141cm" fo:padding-right="0.141cm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7.318cm" fo:min-width="2.54cm" fo:padding-top="0.141cm" fo:padding-bottom="0.141cm" fo:padding-left="0.141cm" fo:padding-right="0.141cm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20.548cm" fo:min-width="2.54cm" fo:padding-top="0.141cm" fo:padding-bottom="0.141cm" fo:padding-left="0.141cm" fo:padding-right="0.141cm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11.716cm" fo:min-width="2.54cm" fo:padding-top="0.141cm" fo:padding-bottom="0.141cm" fo:padding-left="0.141cm" fo:padding-right="0.141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5cm" fo:min-width="2.7cm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12.518cm" fo:min-width="2.54cm" fo:padding-top="0.141cm" fo:padding-bottom="0.141cm" fo:padding-left="0.141cm" fo:padding-right="0.141cm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20.518cm" fo:min-width="2.54cm" fo:padding-top="0.141cm" fo:padding-bottom="0.141cm" fo:padding-left="0.141cm" fo:padding-right="0.141cm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4.418cm" fo:min-width="2.54cm" fo:padding-top="0.141cm" fo:padding-bottom="0.141cm" fo:padding-left="0.141cm" fo:padding-right="0.141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10.918cm" fo:min-width="2.54cm" fo:padding-top="0.141cm" fo:padding-bottom="0.141cm" fo:padding-left="0.141cm" fo:padding-right="0.141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4.434cm" fo:min-width="2.54cm" fo:padding-top="0.141cm" fo:padding-bottom="0.141cm" fo:padding-left="0.141cm" fo:padding-right="0.141cm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17.356cm" fo:min-width="2.54cm" fo:padding-top="0.141cm" fo:padding-bottom="0.141cm" fo:padding-left="0.141cm" fo:padding-right="0.141cm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23.518cm" fo:min-width="2.54cm" fo:padding-top="0.141cm" fo:padding-bottom="0.141cm" fo:padding-left="0.141cm" fo:padding-right="0.141cm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7.718cm" fo:min-width="2.54cm" fo:padding-top="0.141cm" fo:padding-bottom="0.141cm" fo:padding-left="0.141cm" fo:padding-right="0.141cm"/>
      <style:paragraph-properties style:writing-mode="lr-tb"/>
    </style:style>
    <style:style style:name="gr49" style:family="graphic" style:parent-style-name="standard">
      <style:graphic-properties draw:textarea-vertical-align="middle"/>
    </style:style>
    <style:style style:name="gr50" style:family="graphic" style:parent-style-name="standard">
      <style:graphic-properties draw:stroke="none" draw:fill="solid" draw:fill-color="#729fcf" draw:shadow="hidden"/>
    </style:style>
    <style:style style:name="gr51" style:family="graphic" style:parent-style-name="standard">
      <style:graphic-properties draw:stroke="solid" svg:stroke-width="0.026cm" svg:stroke-color="#000000" svg:stroke-opacity="100%" draw:stroke-linejoin="round" svg:stroke-linecap="round" draw:fill="solid" draw:fill-color="#729fcf" fo:padding-top="0.138cm" fo:padding-bottom="0.138cm" fo:padding-left="0.263cm" fo:padding-right="0.263cm"/>
    </style:style>
    <style:style style:name="gr52" style:family="graphic" style:parent-style-name="standard">
      <style:graphic-properties draw:stroke="none" draw:fill="solid" draw:fill-color="#729fcf" draw:textarea-vertical-align="middle" fo:min-height="23.698cm" fo:min-width="2.54cm" fo:padding-top="0.141cm" fo:padding-bottom="0.141cm" fo:padding-left="0.141cm" fo:padding-right="0.141cm"/>
      <style:paragraph-properties style:writing-mode="lr-tb"/>
    </style:style>
    <style:style style:name="gr53" style:family="graphic" style:parent-style-name="standard">
      <style:graphic-properties draw:stroke="none" draw:fill="solid" draw:fill-color="#729fcf" draw:textarea-vertical-align="middle" fo:min-height="0.595cm" fo:min-width="2.54cm" fo:padding-top="0.141cm" fo:padding-bottom="0.141cm" fo:padding-left="0.141cm" fo:padding-right="0.141cm"/>
      <style:paragraph-properties style:writing-mode="lr-tb"/>
    </style:style>
    <style:style style:name="gr54" style:family="graphic" style:parent-style-name="standard">
      <style:graphic-properties draw:textarea-vertical-align="middle"/>
      <style:paragraph-properties style:writing-mode="lr-tb"/>
    </style:style>
    <style:style style:name="gr55" style:family="graphic" style:parent-style-name="standard">
      <style:graphic-properties draw:stroke="none" draw:fill="none" draw:textarea-vertical-align="middle" fo:min-height="2.938cm" fo:min-width="2.54cm" fo:padding-top="0.141cm" fo:padding-bottom="0.141cm" fo:padding-left="0.141cm" fo:padding-right="0.141cm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2.956cm" fo:min-width="2.54cm" fo:padding-top="0.141cm" fo:padding-bottom="0.141cm" fo:padding-left="0.141cm" fo:padding-right="0.141cm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15.718cm" fo:min-width="2.54cm" fo:padding-top="0.141cm" fo:padding-bottom="0.141cm" fo:padding-left="0.141cm" fo:padding-right="0.141cm"/>
      <style:paragraph-properties style:writing-mode="lr-tb"/>
    </style:style>
    <style:style style:name="gr58" style:family="graphic" style:parent-style-name="standard">
      <style:graphic-properties draw:stroke="none" draw:fill="none" draw:textarea-vertical-align="middle" fo:min-height="20.538cm" fo:min-width="2.54cm" fo:padding-top="0.141cm" fo:padding-bottom="0.141cm" fo:padding-left="0.141cm" fo:padding-right="0.141cm"/>
      <style:paragraph-properties style:writing-mode="lr-tb"/>
    </style:style>
    <style:style style:name="gr59" style:family="graphic" style:parent-style-name="standard">
      <style:graphic-properties draw:stroke="none" draw:fill="none" draw:textarea-vertical-align="middle" fo:min-height="10.915cm" fo:min-width="2.54cm" fo:padding-top="0.141cm" fo:padding-bottom="0.141cm" fo:padding-left="0.141cm" fo:padding-right="0.141cm"/>
      <style:paragraph-properties style:writing-mode="lr-tb"/>
    </style:style>
    <style:style style:name="gr60" style:family="graphic" style:parent-style-name="standard">
      <style:graphic-properties draw:stroke="none" draw:fill="none" draw:textarea-vertical-align="middle" fo:min-height="12.498cm" fo:min-width="2.54cm" fo:padding-top="0.141cm" fo:padding-bottom="0.141cm" fo:padding-left="0.141cm" fo:padding-right="0.141cm"/>
      <style:paragraph-properties style:writing-mode="lr-tb"/>
    </style:style>
    <style:style style:name="gr61" style:family="graphic" style:parent-style-name="standard">
      <style:graphic-properties draw:stroke="none" draw:fill="none" draw:textarea-vertical-align="middle" fo:min-height="20.498cm" fo:min-width="2.54cm" fo:padding-top="0.141cm" fo:padding-bottom="0.141cm" fo:padding-left="0.141cm" fo:padding-right="0.141cm"/>
      <style:paragraph-properties style:writing-mode="lr-tb"/>
    </style:style>
    <style:style style:name="gr62" style:family="graphic" style:parent-style-name="standard">
      <style:graphic-properties draw:stroke="none" draw:fill="solid" draw:fill-color="#bfbfbf" draw:textarea-vertical-align="middle" draw:shadow="hidden"/>
      <style:paragraph-properties style:writing-mode="lr-tb"/>
    </style:style>
    <style:style style:name="gr63" style:family="graphic" style:parent-style-name="standard">
      <style:graphic-properties draw:stroke="none" draw:fill="none" draw:textarea-vertical-align="middle" fo:min-height="5.667cm" fo:min-width="2.54cm" fo:padding-top="0.141cm" fo:padding-bottom="0.141cm" fo:padding-left="0.141cm" fo:padding-right="0.141cm"/>
      <style:paragraph-properties style:writing-mode="lr-tb"/>
    </style:style>
    <style:style style:name="gr64" style:family="graphic" style:parent-style-name="standard">
      <style:graphic-properties draw:stroke="none" draw:fill="none" draw:textarea-vertical-align="middle" fo:min-height="17.717cm" fo:min-width="2.54cm" fo:padding-top="0.141cm" fo:padding-bottom="0.141cm" fo:padding-left="0.141cm" fo:padding-right="0.141cm"/>
      <style:paragraph-properties style:writing-mode="lr-tb"/>
    </style:style>
    <style:style style:name="gr65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/>
      <style:paragraph-properties style:writing-mode="lr-tb"/>
    </style:style>
    <style:style style:name="gr66" style:family="graphic" style:parent-style-name="standard">
      <style:graphic-properties draw:stroke="none" draw:fill="none" draw:textarea-vertical-align="middle" fo:min-height="2.917cm" fo:min-width="2.54cm" fo:padding-top="0.141cm" fo:padding-bottom="0.141cm" fo:padding-left="0.141cm" fo:padding-right="0.141cm"/>
      <style:paragraph-properties style:writing-mode="lr-tb"/>
    </style:style>
    <style:style style:name="gr67" style:family="graphic" style:parent-style-name="standard">
      <style:graphic-properties svg:stroke-color="#bfbfbf" draw:fill="solid" draw:fill-color="#bfbfbf" draw:textarea-vertical-align="middle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fo:min-height="10.099cm" fo:min-width="2.54cm" fo:padding-top="0.141cm" fo:padding-bottom="0.141cm" fo:padding-left="0.141cm" fo:padding-right="0.141cm"/>
      <style:paragraph-properties style:writing-mode="lr-tb"/>
    </style:style>
    <style:style style:name="gr69" style:family="graphic" style:parent-style-name="standard">
      <style:graphic-properties draw:stroke="none" draw:fill="none" draw:textarea-vertical-align="middle" fo:min-height="10.181cm" fo:min-width="2.54cm" fo:padding-top="0.141cm" fo:padding-bottom="0.141cm" fo:padding-left="0.141cm" fo:padding-right="0.141cm"/>
      <style:paragraph-properties style:writing-mode="lr-tb"/>
    </style:style>
    <style:style style:name="gr70" style:family="graphic" style:parent-style-name="standard">
      <style:graphic-properties draw:stroke="none" draw:fill="none" draw:textarea-vertical-align="middle" fo:min-height="20.517cm" fo:min-width="2.54cm" fo:padding-top="0.141cm" fo:padding-bottom="0.141cm" fo:padding-left="0.141cm" fo:padding-right="0.141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10.95cm" fo:min-width="2.7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2.95cm" fo:min-width="15.5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2.95cm" fo:min-width="2.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solid" draw:fill-color="#bfbfbf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0" style:family="paragraph">
      <loext:graphic-properties draw:fill="solid" draw:fill-color="#729fcf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 draw:fill-color="#bfbfbf"/>
      <style:paragraph-properties fo:text-align="center" style:writing-mode="lr-tb"/>
    </style:style>
    <style:style style:name="P14" style:family="paragraph">
      <loext:graphic-properties draw:fill="solid" draw:fill-color="#bfbfbf"/>
      <style:paragraph-properties style:writing-mode="lr-tb"/>
    </style:style>
    <style:style style:name="P15" style:family="paragraph">
      <style:paragraph-properties fo:text-align="center" style:writing-mode="lr-tb"/>
      <style:text-properties fo:font-weight="bold"/>
    </style:style>
    <style:style style:name="T1" style:family="text">
      <style:text-properties fo:font-size="18pt"/>
    </style:style>
    <style:style style:name="T2" style:family="text">
      <style:text-properties fo:color="#000000" loext:opacity="100%" style:font-name="Cambria" fo:font-size="12pt" fo:background-color="#ffffff" style:font-name-asian="Cambria" style:font-size-asian="12pt" style:font-name-complex="Cambria" style:font-size-complex="12pt"/>
    </style:style>
    <style:style style:name="T3" style:family="text">
      <style:text-properties fo:color="#000000" loext:opacity="100%" style:font-name="Cambria" fo:font-size="12pt" style:font-name-asian="Cambria" style:font-size-asian="12pt" style:font-name-complex="Cambria" style:font-size-complex="12pt"/>
    </style:style>
    <style:style style:name="T4" style:family="text">
      <style:text-properties fo:color="#000000" loext:opacity="100%" style:font-name="Cambria" fo:font-size="12pt" style:text-underline-style="solid" style:text-underline-width="auto" style:text-underline-color="font-color" fo:background-color="#ffffff" style:font-name-asian="Cambria" style:font-size-asian="12pt" style:font-name-complex="Cambria" style:font-size-complex="12pt"/>
    </style:style>
    <style:style style:name="T5" style:family="text">
      <style:text-properties fo:color="#000000" loext:opacity="100%" style:font-name="Cambria" fo:font-size="12pt" style:text-underline-style="solid" style:text-underline-width="auto" style:text-underline-color="font-color" style:font-name-asian="Cambria" style:font-size-asian="12pt" style:font-name-complex="Cambria" style:font-size-complex="12pt"/>
    </style:style>
    <style:style style:name="T6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..." draw:style-name="dp1" draw:master-page-name="PM32">
        <draw:line draw:style-name="gr1" draw:text-style-name="P2" draw:layer="layout" svg:x1="1.6cm" svg:y1="24cm" svg:x2="3.2cm" svg:y2="24cm">
          <text:p text:style-name="P1"><text:span text:style-name="T1">16</text:span></text:p>
        </draw:line>
        <draw:line draw:style-name="gr2" draw:text-style-name="P3" draw:layer="layout" svg:x1="3.2cm" svg:y1="24cm" svg:x2="6.4cm" svg:y2="24cm">
          <text:p/>
        </draw:line>
        <draw:line draw:style-name="gr1" draw:text-style-name="P2" draw:layer="layout" svg:x1="1.6cm" svg:y1="24.002cm" svg:x2="1.6cm" svg:y2="22.4cm">
          <text:p text:style-name="P1"><text:span text:style-name="T1">16</text:span></text:p>
        </draw:line>
        <draw:line draw:style-name="gr2" draw:text-style-name="P3" draw:layer="layout" svg:x1="1.6cm" svg:y1="22.4cm" svg:x2="1.6cm" svg:y2="19.2cm">
          <text:p/>
        </draw:line>
      </draw:page>
      <draw:page draw:name="page2" draw:style-name="dp1" draw:master-page-name="PM0">
        <draw:line draw:style-name="gr3" draw:text-style-name="P4" draw:layer="layout" svg:x1="0cm" svg:y1="24.006cm" svg:x2="8.001cm" svg:y2="0.005cm">
          <text:p/>
        </draw:line>
        <draw:line draw:style-name="gr4" draw:text-style-name="P4" draw:layer="layout" svg:x1="3.2cm" svg:y1="24.006cm" svg:x2="11.201cm" svg:y2="0.005cm">
          <text:p/>
        </draw:line>
        <draw:line draw:style-name="gr4" draw:text-style-name="P4" draw:layer="layout" svg:x1="16.001cm" svg:y1="24.006cm" svg:x2="8cm" svg:y2="0.005cm">
          <text:p/>
        </draw:line>
        <draw:g>
          <draw:g>
            <draw:polygon draw:style-name="gr5" draw:text-style-name="P5" draw:layer="layout" svg:width="11.2cm" svg:height="23.999cm" svg:x="0cm" svg:y="0.007cm" svg:viewBox="0 0 11201 24000" draw:points="0,24000 7994,17 11201,0 3199,24000">
              <text:p/>
            </draw:polygon>
            <draw:polygon draw:style-name="gr3" draw:text-style-name="P4" draw:layer="layout" svg:width="11.2cm" svg:height="23.999cm" svg:x="0cm" svg:y="0.007cm" svg:viewBox="0 0 11201 24000" draw:points="0,24000 7994,17 11201,0 3199,24000">
              <text:p/>
            </draw:polygon>
          </draw:g>
          <draw:frame draw:style-name="gr6" draw:text-style-name="P7" draw:layer="layout" svg:width="11.2cm" svg:height="23.999cm" svg:x="0cm" svg:y="0.007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5" draw:text-style-name="P5" draw:layer="layout" svg:width="9.6cm" svg:height="23.981cm" svg:x="9.6cm" svg:y="0.019cm" svg:viewBox="0 0 9601 23982" draw:points="9601,23982 1606,0 0,4785 6401,23982">
              <text:p/>
            </draw:polygon>
            <draw:polygon draw:style-name="gr3" draw:text-style-name="P4" draw:layer="layout" svg:width="9.6cm" svg:height="23.981cm" svg:x="9.6cm" svg:y="0.019cm" svg:viewBox="0 0 9601 23982" draw:points="9601,23982 1606,0 0,4785 6401,23982">
              <text:p/>
            </draw:polygon>
          </draw:g>
          <draw:frame draw:style-name="gr7" draw:text-style-name="P7" draw:layer="layout" svg:width="9.6cm" svg:height="23.981cm" svg:x="9.6cm" svg:y="0.019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5" draw:text-style-name="P5" draw:layer="layout" svg:width="12.8cm" svg:height="3.16cm" svg:x="3.2cm" svg:y="16cm" svg:viewBox="0 0 12801 3161" draw:points="0,3161 12801,3161 12801,0 0,0">
              <text:p/>
            </draw:polygon>
            <draw:polygon draw:style-name="gr3" draw:text-style-name="P4" draw:layer="layout" svg:width="12.8cm" svg:height="3.16cm" svg:x="3.2cm" svg:y="16cm" svg:viewBox="0 0 12801 3161" draw:points="0,3161 12801,3161 12801,0 0,0">
              <text:p/>
            </draw:polygon>
          </draw:g>
          <draw:frame draw:style-name="gr8" draw:text-style-name="P7" draw:layer="layout" svg:width="12.8cm" svg:height="3.16cm" svg:x="3.2cm" svg:y="16cm">
            <draw:text-box>
              <text:p text:style-name="P6"><text:span text:style-name="T3">3</text:span></text:p>
            </draw:text-box>
          </draw:frame>
        </draw:g>
      </draw:page>
      <draw:page draw:name="page3" draw:style-name="dp1" draw:master-page-name="PM1">
        <draw:g>
          <draw:g>
            <draw:polygon draw:style-name="gr9" draw:text-style-name="P8" draw:layer="layout" svg:width="3.2cm" svg:height="23.887cm" svg:x="0cm" svg:y="0.013cm" svg:viewBox="0 0 3201 23888" draw:points="0,23888 3201,23888 3201,0 0,0">
              <text:p/>
            </draw:polygon>
            <draw:polygon draw:style-name="gr3" draw:text-style-name="P4" draw:layer="layout" svg:width="3.2cm" svg:height="23.887cm" svg:x="0cm" svg:y="0.013cm" svg:viewBox="0 0 3201 23888" draw:points="0,23888 3201,23888 3201,0 0,0">
              <text:p/>
            </draw:polygon>
          </draw:g>
          <draw:frame draw:style-name="gr10" draw:text-style-name="P7" draw:layer="layout" svg:width="3.2cm" svg:height="23.887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-0.017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-0.017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-0.017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7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7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7cm">
            <draw:text-box>
              <text:p text:style-name="P6"><text:span text:style-name="T3">7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7cm" svg:viewBox="0 0 3201 3181" draw:points="0,0 3201,0 0,3181">
              <text:p/>
            </draw:polygon>
            <draw:polygon draw:style-name="gr3" draw:text-style-name="P4" draw:layer="layout" svg:width="3.2cm" svg:height="3.18cm" svg:x="12.8cm" svg:y="20.7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7cm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9.62cm" svg:x="12.8cm" svg:y="11.1cm" svg:viewBox="0 0 3201 9621" draw:points="0,9621 3201,9621 3201,0 0,0">
              <text:p/>
            </draw:polygon>
            <draw:polygon draw:style-name="gr3" draw:text-style-name="P4" draw:layer="layout" svg:width="3.2cm" svg:height="9.62cm" svg:x="12.8cm" svg:y="11.1cm" svg:viewBox="0 0 3201 9621" draw:points="0,9621 3201,9621 3201,0 0,0">
              <text:p/>
            </draw:polygon>
          </draw:g>
          <draw:frame draw:style-name="gr13" draw:text-style-name="P7" draw:layer="layout" svg:width="3.2cm" svg:height="9.62cm" svg:x="12.8cm" svg:y="11.1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7.9cm" svg:viewBox="0 0 3201 3201" draw:points="0,0 0,3201 3201,3201">
              <text:p/>
            </draw:polygon>
            <draw:polygon draw:style-name="gr3" draw:text-style-name="P4" draw:layer="layout" svg:width="3.2cm" svg:height="3.2cm" svg:x="12.8cm" svg:y="7.9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7.9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7.9cm" svg:viewBox="0 0 9601 3201" draw:points="0,3201 9601,3201 9601,0 0,0">
              <text:p/>
            </draw:polygon>
            <draw:polygon draw:style-name="gr3" draw:text-style-name="P4" draw:layer="layout" svg:width="9.6cm" svg:height="3.2cm" svg:x="3.2cm" svg:y="7.9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7.9cm">
            <draw:text-box>
              <text:p text:style-name="P6"><text:span text:style-name="T3">3</text:span></text:p>
            </draw:text-box>
          </draw:frame>
        </draw:g>
      </draw:page>
      <draw:page draw:name="page4" draw:style-name="dp1" draw:master-page-name="PM2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3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3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38cm">
            <draw:text-box>
              <text:p text:style-name="P6"><text:span text:style-name="T3">10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838cm" svg:viewBox="0 0 3201 3181" draw:points="0,0 3201,0 0,3181">
              <text:p/>
            </draw:polygon>
            <draw:polygon draw:style-name="gr3" draw:text-style-name="P4" draw:layer="layout" svg:width="3.2cm" svg:height="3.18cm" svg:x="12.8cm" svg:y="20.838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838cm">
            <draw:text-box>
              <text:p text:style-name="P6"><text:span text:style-name="T2">9</text:span></text:p>
            </draw:text-box>
          </draw:frame>
        </draw:g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8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6</text:span></text:p>
            </draw:text-box>
          </draw:frame>
        </draw:g>
        <draw:g>
          <draw:g>
            <draw:polygon draw:style-name="gr9" draw:text-style-name="P8" draw:layer="layout" svg:width="3.2cm" svg:height="7.122cm" svg:x="12.8cm" svg:y="3.238cm" svg:viewBox="0 0 3201 7123" draw:points="0,7123 3201,7123 3201,0 0,0">
              <text:p/>
            </draw:polygon>
            <draw:polygon draw:style-name="gr3" draw:text-style-name="P4" draw:layer="layout" svg:width="3.2cm" svg:height="7.122cm" svg:x="12.8cm" svg:y="3.238cm" svg:viewBox="0 0 3201 7123" draw:points="0,7123 3201,7123 3201,0 0,0">
              <text:p/>
            </draw:polygon>
          </draw:g>
          <draw:frame draw:style-name="gr17" draw:text-style-name="P7" draw:layer="layout" svg:width="3.2cm" svg:height="7.122cm" svg:x="12.8cm" svg:y="3.2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1.57cm" svg:x="12.8cm" svg:y="10.36cm" svg:viewBox="0 0 3201 1571" draw:points="0,0 3201,0 0,1571">
              <text:p/>
            </draw:polygon>
            <draw:polygon draw:style-name="gr3" draw:text-style-name="P4" draw:layer="layout" svg:width="3.2cm" svg:height="1.57cm" svg:x="12.8cm" svg:y="10.36cm" svg:viewBox="0 0 3201 1571" draw:points="0,0 3201,0 0,1571">
              <text:p/>
            </draw:polygon>
          </draw:g>
          <draw:frame draw:style-name="gr18" draw:text-style-name="P7" draw:layer="layout" svg:width="3.2cm" svg:height="1.57cm" svg:x="12.8cm" svg:y="10.36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1.57cm" svg:x="12.8cm" svg:y="11.969cm" svg:viewBox="0 0 3201 1571" draw:points="0,1571 3201,1571 0,0">
              <text:p/>
            </draw:polygon>
            <draw:polygon draw:style-name="gr3" draw:text-style-name="P4" draw:layer="layout" svg:width="3.2cm" svg:height="1.57cm" svg:x="12.8cm" svg:y="11.969cm" svg:viewBox="0 0 3201 1571" draw:points="0,1571 3201,1571 0,0">
              <text:p/>
            </draw:polygon>
          </draw:g>
          <draw:frame draw:style-name="gr18" draw:text-style-name="P7" draw:layer="layout" svg:width="3.2cm" svg:height="1.57cm" svg:x="12.8cm" svg:y="11.969cm">
            <draw:text-box>
              <text:p text:style-name="P6"><text:span text:style-name="T2">7</text:span></text:p>
            </draw:text-box>
          </draw:frame>
        </draw:g>
      </draw:page>
      <draw:page draw:name="page5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0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0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07cm">
            <draw:text-box>
              <text:p text:style-name="P6"><text:span text:style-name="T3">2</text:span></text:p>
            </draw:text-box>
          </draw:frame>
        </draw:g>
      </draw:page>
      <draw:page draw:name="page6" draw:style-name="dp1" draw:master-page-name="PM4">
        <draw:g>
          <draw:g>
            <draw:polygon draw:style-name="gr9" draw:text-style-name="P8" draw:layer="layout" svg:width="3.2cm" svg:height="3.08cm" svg:x="8cm" svg:y="0cm" svg:viewBox="0 0 3201 3081" draw:points="0,3081 3201,3081 3201,0 0,0">
              <text:p/>
            </draw:polygon>
            <draw:polygon draw:style-name="gr3" draw:text-style-name="P4" draw:layer="layout" svg:width="3.2cm" svg:height="3.08cm" svg:x="8cm" svg:y="0cm" svg:viewBox="0 0 3201 3081" draw:points="0,3081 3201,3081 3201,0 0,0">
              <text:p/>
            </draw:polygon>
          </draw:g>
          <draw:frame draw:style-name="gr20" draw:text-style-name="P7" draw:layer="layout" svg:width="3.2cm" svg:height="3.08cm" svg:x="8cm" svg:y="0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19.2cm" svg:height="3.18cm" svg:x="0cm" svg:y="20.72cm" svg:viewBox="0 0 19201 3181" draw:points="0,3181 19201,3181 19201,0 0,0">
              <text:p/>
            </draw:polygon>
            <draw:polygon draw:style-name="gr3" draw:text-style-name="P4" draw:layer="layout" svg:width="19.2cm" svg:height="3.18cm" svg:x="0cm" svg:y="20.72cm" svg:viewBox="0 0 19201 3181" draw:points="0,3181 19201,3181 19201,0 0,0">
              <text:p/>
            </draw:polygon>
          </draw:g>
          <draw:frame draw:style-name="gr12" draw:text-style-name="P7" draw:layer="layout" svg:width="19.2cm" svg:height="3.18cm" svg:x="0cm" svg:y="20.7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.6cm" svg:x="0cm" svg:y="23.88cm" svg:viewBox="0 0 3201 1601" draw:points="0,1601 3201,1601 3201,0 0,0">
              <text:p/>
            </draw:polygon>
            <draw:polygon draw:style-name="gr3" draw:text-style-name="P4" draw:layer="layout" svg:width="3.2cm" svg:height="1.6cm" svg:x="0cm" svg:y="23.88cm" svg:viewBox="0 0 3201 1601" draw:points="0,1601 3201,1601 3201,0 0,0">
              <text:p/>
            </draw:polygon>
          </draw:g>
          <draw:frame draw:style-name="gr21" draw:text-style-name="P7" draw:layer="layout" svg:width="3.2cm" svg:height="1.6cm" svg:x="0cm" svg:y="23.8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.6cm" svg:x="16cm" svg:y="23.9cm" svg:viewBox="0 0 3201 1601" draw:points="0,1601 3201,1601 3201,0 0,0">
              <text:p/>
            </draw:polygon>
            <draw:polygon draw:style-name="gr3" draw:text-style-name="P4" draw:layer="layout" svg:width="3.2cm" svg:height="1.6cm" svg:x="16cm" svg:y="23.9cm" svg:viewBox="0 0 3201 1601" draw:points="0,1601 3201,1601 3201,0 0,0">
              <text:p/>
            </draw:polygon>
          </draw:g>
          <draw:frame draw:style-name="gr21" draw:text-style-name="P7" draw:layer="layout" svg:width="3.2cm" svg:height="1.6cm" svg:x="16cm" svg:y="23.9cm">
            <draw:text-box>
              <text:p text:style-name="P6"><text:span text:style-name="T3">6</text:span></text:p>
            </draw:text-box>
          </draw:frame>
        </draw:g>
        <draw:g>
          <draw:polygon draw:style-name="gr9" draw:text-style-name="P8" draw:layer="layout" svg:width="16cm" svg:height="20.82cm" svg:x="1.6cm" svg:y="-0.1cm" svg:viewBox="0 0 16001 20821" draw:points="0,20821 4799,106 11201,106 16001,20821 12801,20821 8001,0 3200,20821">
            <text:p/>
          </draw:polygon>
          <draw:polygon draw:style-name="gr3" draw:text-style-name="P4" draw:layer="layout" svg:width="16cm" svg:height="20.82cm" svg:x="1.6cm" svg:y="-0.1cm" svg:viewBox="0 0 16001 20821" draw:points="0,20821 4799,106 11201,106 16001,20821 12801,20821 8001,0 3200,20821">
            <text:p/>
          </draw:polygon>
        </draw:g>
        <draw:frame draw:style-name="gr22" draw:text-style-name="P7" draw:layer="layout" svg:width="5.362cm" svg:height="0.877cm" svg:x="2.638cm" svg:y="9.789cm">
          <draw:text-box>
            <text:p text:style-name="P6"><text:span text:style-name="T3">3</text:span></text:p>
          </draw:text-box>
        </draw:frame>
        <draw:frame draw:style-name="gr22" draw:text-style-name="P7" draw:layer="layout" svg:width="5.362cm" svg:height="0.877cm" svg:x="10.638cm" svg:y="9.949cm">
          <draw:text-box>
            <text:p text:style-name="P6"><text:span text:style-name="T3">5</text:span></text:p>
          </draw:text-box>
        </draw:frame>
      </draw:page>
      <draw:page draw:name="page7" draw:style-name="dp1" draw:master-page-name="PM5">
        <draw:g>
          <draw:g>
            <draw:polygon draw:style-name="gr9" draw:text-style-name="P8" draw:layer="layout" svg:width="3.2cm" svg:height="23.887cm" svg:x="0cm" svg:y="0.013cm" svg:viewBox="0 0 3201 23888" draw:points="0,23888 3201,23888 3201,0 0,0">
              <text:p/>
            </draw:polygon>
            <draw:polygon draw:style-name="gr3" draw:text-style-name="P4" draw:layer="layout" svg:width="3.2cm" svg:height="23.887cm" svg:x="0cm" svg:y="0.013cm" svg:viewBox="0 0 3201 23888" draw:points="0,23888 3201,23888 3201,0 0,0">
              <text:p/>
            </draw:polygon>
          </draw:g>
          <draw:frame draw:style-name="gr10" draw:text-style-name="P7" draw:layer="layout" svg:width="3.2cm" svg:height="23.887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13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13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7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407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407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407cm">
            <draw:text-box>
              <text:p text:style-name="P6"><text:span text:style-name="T3">3</text:span></text:p>
            </draw:text-box>
          </draw:frame>
        </draw:g>
      </draw:page>
      <draw:page draw:name="page8" draw:style-name="dp1" draw:master-page-name="PM6">
        <draw:g>
          <draw:g>
            <draw:polygon draw:style-name="gr9" draw:text-style-name="P8" draw:layer="layout" svg:width="3.2cm" svg:height="23.889cm" svg:x="8cm" svg:y="0.011cm" svg:viewBox="0 0 3201 23890" draw:points="0,23890 3201,23890 3201,0 0,0">
              <text:p/>
            </draw:polygon>
            <draw:polygon draw:style-name="gr3" draw:text-style-name="P4" draw:layer="layout" svg:width="3.2cm" svg:height="23.889cm" svg:x="8cm" svg:y="0.011cm" svg:viewBox="0 0 3201 23890" draw:points="0,23890 3201,23890 3201,0 0,0">
              <text:p/>
            </draw:polygon>
          </draw:g>
          <draw:frame draw:style-name="gr23" draw:text-style-name="P7" draw:layer="layout" svg:width="3.2cm" svg:height="23.889cm" svg:x="8cm" svg:y="0.011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8cm" svg:height="12.02cm" svg:x="0cm" svg:y="11.88cm" svg:viewBox="0 0 8001 12021" draw:points="8001,0 4800,0 0,12021 3200,12021">
              <text:p/>
            </draw:polygon>
            <draw:polygon draw:style-name="gr3" draw:text-style-name="P4" draw:layer="layout" svg:width="8cm" svg:height="12.02cm" svg:x="0cm" svg:y="11.88cm" svg:viewBox="0 0 8001 12021" draw:points="8001,0 4800,0 0,12021 3200,12021">
              <text:p/>
            </draw:polygon>
          </draw:g>
          <draw:frame draw:style-name="gr24" draw:text-style-name="P7" draw:layer="layout" svg:width="8cm" svg:height="12.02cm" svg:x="0cm" svg:y="11.8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8cm" svg:height="11.92cm" svg:x="0cm" svg:y="0cm" svg:viewBox="0 0 8001 11921" draw:points="0,0 3201,0 8001,11921 4800,11921">
              <text:p/>
            </draw:polygon>
            <draw:polygon draw:style-name="gr3" draw:text-style-name="P4" draw:layer="layout" svg:width="8cm" svg:height="11.92cm" svg:x="0cm" svg:y="0cm" svg:viewBox="0 0 8001 11921" draw:points="0,0 3201,0 8001,11921 4800,11921">
              <text:p/>
            </draw:polygon>
          </draw:g>
          <draw:frame draw:style-name="gr25" draw:text-style-name="P7" draw:layer="layout" svg:width="8cm" svg:height="11.9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8cm" svg:height="12.02cm" svg:x="11.2cm" svg:y="11.984cm" svg:viewBox="0 0 8001 12021" draw:points="0,0 3200,0 8001,12021 4800,12021">
              <text:p/>
            </draw:polygon>
            <draw:polygon draw:style-name="gr3" draw:text-style-name="P4" draw:layer="layout" svg:width="8cm" svg:height="12.02cm" svg:x="11.2cm" svg:y="11.984cm" svg:viewBox="0 0 8001 12021" draw:points="0,0 3200,0 8001,12021 4800,12021">
              <text:p/>
            </draw:polygon>
          </draw:g>
          <draw:frame draw:style-name="gr24" draw:text-style-name="P7" draw:layer="layout" svg:width="8cm" svg:height="12.02cm" svg:x="11.2cm" svg:y="11.984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8cm" svg:height="12.02cm" svg:x="11.2cm" svg:y="0.004cm" svg:viewBox="0 0 8001 12021" draw:points="8001,0 4800,0 0,12021 3200,12021">
              <text:p/>
            </draw:polygon>
            <draw:polygon draw:style-name="gr3" draw:text-style-name="P4" draw:layer="layout" svg:width="8cm" svg:height="12.02cm" svg:x="11.2cm" svg:y="0.004cm" svg:viewBox="0 0 8001 12021" draw:points="8001,0 4800,0 0,12021 3200,12021">
              <text:p/>
            </draw:polygon>
          </draw:g>
          <draw:frame draw:style-name="gr24" draw:text-style-name="P7" draw:layer="layout" svg:width="8cm" svg:height="12.02cm" svg:x="11.2cm" svg:y="0.004cm">
            <draw:text-box>
              <text:p text:style-name="P6"><text:span text:style-name="T2">3</text:span></text:p>
            </draw:text-box>
          </draw:frame>
        </draw:g>
      </draw:page>
      <draw:page draw:name="page9" draw:style-name="dp1" draw:master-page-name="PM7">
        <draw:g>
          <draw:g>
            <draw:polygon draw:style-name="gr9" draw:text-style-name="P8" draw:layer="layout" svg:width="12.8cm" svg:height="3.23cm" svg:x="0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0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38cm" svg:viewBox="0 0 12801 3181" draw:points="0,3181 12801,3181 12801,0 0,0">
              <text:p/>
            </draw:polygon>
            <draw:polygon draw:style-name="gr3" draw:text-style-name="P4" draw:layer="layout" svg:width="12.8cm" svg:height="3.18cm" svg:x="0cm" svg:y="20.838cm" svg:viewBox="0 0 12801 3181" draw:points="0,3181 12801,3181 12801,0 0,0">
              <text:p/>
            </draw:polygon>
          </draw:g>
          <draw:frame draw:style-name="gr12" draw:text-style-name="P7" draw:layer="layout" svg:width="12.8cm" svg:height="3.18cm" svg:x="0cm" svg:y="20.838cm">
            <draw:text-box>
              <text:p text:style-name="P6"><text:span text:style-name="T3">5</text:span></text:p>
            </draw:text-box>
          </draw:frame>
        </draw:g>
        <draw:g>
          <draw:polygon draw:style-name="gr9" draw:text-style-name="P8" draw:layer="layout" svg:width="3.2cm" svg:height="3.18cm" svg:x="12.8cm" svg:y="20.838cm" svg:viewBox="0 0 3201 3181" draw:points="0,0 3201,0 0,3181">
            <text:p/>
          </draw:polygon>
          <draw:polygon draw:style-name="gr3" draw:text-style-name="P4" draw:layer="layout" svg:width="3.2cm" svg:height="3.18cm" svg:x="12.8cm" svg:y="20.838cm" svg:viewBox="0 0 3201 3181" draw:points="0,0 3201,0 0,3181">
            <text:p/>
          </draw:polygon>
        </draw:g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4</text:span></text:p>
            </draw:text-box>
          </draw:frame>
        </draw:g>
        <draw:g>
          <draw:polygon draw:style-name="gr9" draw:text-style-name="P8" draw:layer="layout" svg:width="3.2cm" svg:height="3.2cm" svg:x="12.8cm" svg:y="0.038cm" svg:viewBox="0 0 3201 3201" draw:points="0,0 0,3201 3201,3201">
            <text:p/>
          </draw:polygon>
          <draw:polygon draw:style-name="gr3" draw:text-style-name="P4" draw:layer="layout" svg:width="3.2cm" svg:height="3.2cm" svg:x="12.8cm" svg:y="0.038cm" svg:viewBox="0 0 3201 3201" draw:points="0,0 0,3201 3201,3201">
            <text:p/>
          </draw:polygon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  <draw:g>
          <draw:polygon draw:style-name="gr9" draw:text-style-name="P8" draw:layer="layout" svg:width="3.2cm" svg:height="3.2cm" svg:x="12.8cm" svg:y="10.338cm" svg:viewBox="0 0 3201 3201" draw:points="0,3201 3201,3201 0,1600 3201,0 0,0">
            <text:p/>
          </draw:polygon>
          <draw:polygon draw:style-name="gr3" draw:text-style-name="P4" draw:layer="layout" svg:width="3.2cm" svg:height="3.2cm" svg:x="12.8cm" svg:y="10.338cm" svg:viewBox="0 0 3201 3201" draw:points="0,3201 3201,3201 0,1600 3201,0 0,0">
            <text:p/>
          </draw:polygon>
        </draw:g>
        <draw:g>
          <draw:g>
            <draw:polygon draw:style-name="gr9" draw:text-style-name="P8" draw:layer="layout" svg:width="3.2cm" svg:height="7.107cm" svg:x="12.8cm" svg:y="3.238cm" svg:viewBox="0 0 3201 7108" draw:points="0,7108 3201,7108 3201,0 0,0">
              <text:p/>
            </draw:polygon>
            <draw:polygon draw:style-name="gr3" draw:text-style-name="P4" draw:layer="layout" svg:width="3.2cm" svg:height="7.107cm" svg:x="12.8cm" svg:y="3.238cm" svg:viewBox="0 0 3201 7108" draw:points="0,7108 3201,7108 3201,0 0,0">
              <text:p/>
            </draw:polygon>
          </draw:g>
          <draw:frame draw:style-name="gr26" draw:text-style-name="P7" draw:layer="layout" svg:width="3.2cm" svg:height="7.107cm" svg:x="12.8cm" svg:y="3.238cm">
            <draw:text-box>
              <text:p text:style-name="P6"><text:span text:style-name="T3">2</text:span></text:p>
            </draw:text-box>
          </draw:frame>
        </draw:g>
      </draw:page>
      <draw:page draw:name="page10" draw:style-name="dp1" draw:master-page-name="PM8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23.893cm" svg:x="3.2cm" svg:y="0.007cm" svg:viewBox="0 0 9601 23894" draw:points="0,23894 9601,6293 9601,0 0,17494">
              <text:p/>
            </draw:polygon>
            <draw:polygon draw:style-name="gr3" draw:text-style-name="P4" draw:layer="layout" svg:width="9.6cm" svg:height="23.893cm" svg:x="3.2cm" svg:y="0.007cm" svg:viewBox="0 0 9601 23894" draw:points="0,23894 9601,6293 9601,0 0,17494">
              <text:p/>
            </draw:polygon>
          </draw:g>
          <draw:frame draw:style-name="gr19" draw:text-style-name="P7" draw:layer="layout" svg:width="9.6cm" svg:height="23.893cm" svg:x="3.2cm" svg:y="0.007cm">
            <draw:text-box>
              <text:p text:style-name="P6"><text:span text:style-name="T2">2</text:span></text:p>
            </draw:text-box>
          </draw:frame>
        </draw:g>
      </draw:page>
      <draw:page draw:name="page11" draw:style-name="dp1" draw:master-page-name="PM9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23.893cm" svg:x="3.2cm" svg:y="0.007cm" svg:viewBox="0 0 9601 23894" draw:points="0,23894 9601,6293 9601,0 0,17494">
              <text:p/>
            </draw:polygon>
            <draw:polygon draw:style-name="gr3" draw:text-style-name="P4" draw:layer="layout" svg:width="9.6cm" svg:height="23.893cm" svg:x="3.2cm" svg:y="0.007cm" svg:viewBox="0 0 9601 23894" draw:points="0,23894 9601,6293 9601,0 0,17494">
              <text:p/>
            </draw:polygon>
          </draw:g>
          <draw:frame draw:style-name="gr19" draw:text-style-name="P7" draw:layer="layout" svg:width="9.6cm" svg:height="23.893cm" svg:x="3.2cm" svg:y="0.007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6.4cm" svg:height="1.46cm" svg:x="4.8cm" svg:y="0.02cm" svg:viewBox="0 0 6401 1461" draw:points="0,1461 6401,1461 6401,0 0,0">
              <text:p/>
            </draw:polygon>
            <draw:polygon draw:style-name="gr3" draw:text-style-name="P4" draw:layer="layout" svg:width="6.4cm" svg:height="1.46cm" svg:x="4.8cm" svg:y="0.02cm" svg:viewBox="0 0 6401 1461" draw:points="0,1461 6401,1461 6401,0 0,0">
              <text:p/>
            </draw:polygon>
          </draw:g>
          <draw:frame draw:style-name="gr27" draw:text-style-name="P7" draw:layer="layout" svg:width="6.4cm" svg:height="1.46cm" svg:x="4.8cm" svg:y="0.02cm">
            <draw:text-box>
              <text:p text:style-name="P6"><text:span text:style-name="T3">4</text:span></text:p>
            </draw:text-box>
          </draw:frame>
        </draw:g>
      </draw:page>
      <draw:page draw:name="page12" draw:style-name="dp1" draw:master-page-name="PM10">
        <draw:g>
          <draw:g>
            <draw:polygon draw:style-name="gr9" draw:text-style-name="P8" draw:layer="layout" svg:width="3.2cm" svg:height="23.889cm" svg:x="0cm" svg:y="0.006cm" svg:viewBox="0 0 3201 23890" draw:points="0,23890 3201,23890 3201,0 0,0">
              <text:p/>
            </draw:polygon>
            <draw:polygon draw:style-name="gr3" draw:text-style-name="P4" draw:layer="layout" svg:width="3.2cm" svg:height="23.889cm" svg:x="0cm" svg:y="0.006cm" svg:viewBox="0 0 3201 23890" draw:points="0,23890 3201,23890 3201,0 0,0">
              <text:p/>
            </draw:polygon>
          </draw:g>
          <draw:frame draw:style-name="gr23" draw:text-style-name="P7" draw:layer="layout" svg:width="3.2cm" svg:height="23.889cm" svg:x="0cm" svg:y="0.006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1.2cm" svg:height="16.458cm" svg:x="3.2cm" svg:y="0cm" svg:viewBox="0 0 11201 16459" draw:points="0,16459 11201,0 8001,0 0,11881">
              <text:p/>
            </draw:polygon>
            <draw:polygon draw:style-name="gr3" draw:text-style-name="P4" draw:layer="layout" svg:width="11.2cm" svg:height="16.458cm" svg:x="3.2cm" svg:y="0cm" svg:viewBox="0 0 11201 16459" draw:points="0,16459 11201,0 8001,0 0,11881">
              <text:p/>
            </draw:polygon>
          </draw:g>
          <draw:frame draw:style-name="gr28" draw:text-style-name="P7" draw:layer="layout" svg:width="11.2cm" svg:height="16.458cm" svg:x="3.2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68cm" svg:height="12.049cm" svg:x="4.732cm" svg:y="11.851cm" svg:viewBox="0 0 9669 12050" draw:points="6469,12050 0,2356 1603,0 9669,12050">
              <text:p/>
            </draw:polygon>
            <draw:polygon draw:style-name="gr3" draw:text-style-name="P4" draw:layer="layout" svg:width="9.668cm" svg:height="12.049cm" svg:x="4.732cm" svg:y="11.851cm" svg:viewBox="0 0 9669 12050" draw:points="6469,12050 0,2356 1603,0 9669,12050">
              <text:p/>
            </draw:polygon>
          </draw:g>
          <draw:frame draw:style-name="gr29" draw:text-style-name="P7" draw:layer="layout" svg:width="9.668cm" svg:height="12.049cm" svg:x="4.732cm" svg:y="11.851cm">
            <draw:text-box>
              <text:p text:style-name="P6"><text:span text:style-name="T2">3</text:span></text:p>
            </draw:text-box>
          </draw:frame>
        </draw:g>
      </draw:page>
      <draw:page draw:name="page13" draw:style-name="dp1" draw:master-page-name="PM11">
        <draw:g>
          <draw:g>
            <draw:polygon draw:style-name="gr9" draw:text-style-name="P8" draw:layer="layout" svg:width="16cm" svg:height="23.98cm" svg:x="0cm" svg:y="0.007cm" svg:viewBox="0 0 16001 23981" draw:points="0,23981 6400,0 9601,0 16001,23981 12801,23981 8001,6401 3199,23981">
              <text:p/>
            </draw:polygon>
            <draw:polygon draw:style-name="gr3" draw:text-style-name="P4" draw:layer="layout" svg:width="16cm" svg:height="23.98cm" svg:x="0cm" svg:y="0.007cm" svg:viewBox="0 0 16001 23981" draw:points="0,23981 6400,0 9601,0 16001,23981 12801,23981 8001,6401 3199,23981">
              <text:p/>
            </draw:polygon>
          </draw:g>
          <draw:frame draw:style-name="gr30" draw:text-style-name="P7" draw:layer="layout" svg:width="16cm" svg:height="23.98cm" svg:x="0cm" svg:y="0.007cm">
            <draw:text-box>
              <text:p text:style-name="P6"><text:span text:style-name="T2">1 <text:s text:c="93"/>2</text:span></text:p>
            </draw:text-box>
          </draw:frame>
        </draw:g>
      </draw:page>
      <draw:page draw:name="page14" draw:style-name="dp1" draw:master-page-name="PM12">
        <draw:g>
          <draw:g>
            <draw:polygon draw:style-name="gr9" draw:text-style-name="P8" draw:layer="layout" svg:width="3.2cm" svg:height="23.9cm" svg:x="0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0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19.2cm" svg:x="3.2cm" svg:y="-0.1cm" svg:viewBox="0 0 12801 19201" draw:points="0,100 6401,12801 12801,0 12801,6400 6401,19201 0,6400">
              <text:p/>
            </draw:polygon>
            <draw:polygon draw:style-name="gr3" draw:text-style-name="P4" draw:layer="layout" svg:width="12.8cm" svg:height="19.2cm" svg:x="3.2cm" svg:y="-0.1cm" svg:viewBox="0 0 12801 19201" draw:points="0,100 6401,12801 12801,0 12801,6400 6401,19201 0,6400">
              <text:p/>
            </draw:polygon>
          </draw:g>
          <draw:frame draw:style-name="gr32" draw:text-style-name="P7" draw:layer="layout" svg:width="12.8cm" svg:height="19.2cm" svg:x="3.2cm" svg:y="-0.1cm">
            <draw:text-box>
              <text:p text:style-name="P6"><text:span text:style-name="T2">2 <text:s text:c="41"/>3</text:span></text:p>
            </draw:text-box>
          </draw:frame>
        </draw:g>
        <draw:g>
          <draw:g>
            <draw:polygon draw:style-name="gr9" draw:text-style-name="P8" draw:layer="layout" svg:width="3.2cm" svg:height="23.9cm" svg:x="16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16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16cm" svg:y="0cm">
            <draw:text-box>
              <text:p text:style-name="P6"><text:span text:style-name="T3">4</text:span></text:p>
            </draw:text-box>
          </draw:frame>
        </draw:g>
      </draw:page>
      <draw:page draw:name="page15" draw:style-name="dp1" draw:master-page-name="PM13">
        <draw:g>
          <draw:g>
            <draw:polygon draw:style-name="gr5" draw:text-style-name="P5" draw:layer="layout" svg:width="3.2cm" svg:height="23.89cm" svg:x="0cm" svg:y="0.01cm" svg:viewBox="0 0 3201 23891" draw:points="0,23891 3201,23891 3201,0 0,0">
              <text:p/>
            </draw:polygon>
            <draw:polygon draw:style-name="gr3" draw:text-style-name="P4" draw:layer="layout" svg:width="3.2cm" svg:height="23.89cm" svg:x="0cm" svg:y="0.01cm" svg:viewBox="0 0 3201 23891" draw:points="0,23891 3201,23891 3201,0 0,0">
              <text:p/>
            </draw:polygon>
          </draw:g>
          <draw:frame draw:style-name="gr33" draw:text-style-name="P7" draw:layer="layout" svg:width="3.2cm" svg:height="23.89cm" svg:x="0cm" svg:y="0.01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5" draw:text-style-name="P5" draw:layer="layout" svg:width="3.2cm" svg:height="23.87cm" svg:x="12.8cm" svg:y="0.03cm" svg:viewBox="0 0 3201 23871" draw:points="0,23871 3201,23871 3201,0 0,0">
              <text:p/>
            </draw:polygon>
            <draw:polygon draw:style-name="gr3" draw:text-style-name="P4" draw:layer="layout" svg:width="3.2cm" svg:height="23.87cm" svg:x="12.8cm" svg:y="0.03cm" svg:viewBox="0 0 3201 23871" draw:points="0,23871 3201,23871 3201,0 0,0">
              <text:p/>
            </draw:polygon>
          </draw:g>
          <draw:frame draw:style-name="gr34" draw:text-style-name="P7" draw:layer="layout" svg:width="3.2cm" svg:height="23.87cm" svg:x="12.8cm" svg:y="0.03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5" draw:text-style-name="P5" draw:layer="layout" svg:width="9.6cm" svg:height="3.2cm" svg:x="3.2cm" svg:y="9.4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9.4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9.48cm">
            <draw:text-box>
              <text:p text:style-name="P6"><text:span text:style-name="T3">2</text:span></text:p>
            </draw:text-box>
          </draw:frame>
        </draw:g>
      </draw:page>
      <draw:page draw:name="page16" draw:style-name="dp1" draw:master-page-name="PM14">
        <draw:g>
          <draw:g>
            <draw:polygon draw:style-name="gr9" draw:text-style-name="P8" draw:layer="layout" svg:width="15.989cm" svg:height="3.2cm" svg:x="0.01cm" svg:y="0cm" svg:viewBox="0 0 15990 3201" draw:points="0,3191 2900,0 13081,0 15990,3201">
              <text:p/>
            </draw:polygon>
            <draw:polygon draw:style-name="gr3" draw:text-style-name="P4" draw:layer="layout" svg:width="15.989cm" svg:height="3.2cm" svg:x="0.01cm" svg:y="0cm" svg:viewBox="0 0 15990 3201" draw:points="0,3191 2900,0 13081,0 15990,3201">
              <text:p/>
            </draw:polygon>
          </draw:g>
          <draw:frame draw:style-name="gr14" draw:text-style-name="P9" draw:layer="layout" svg:width="15.989cm" svg:height="3.2cm" svg:x="0.01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5.989cm" svg:height="3.2cm" svg:x="0.01cm" svg:y="20.8cm" svg:viewBox="0 0 15990 3201" draw:points="0,9 2900,3200 13081,3201 15990,0">
              <text:p/>
            </draw:polygon>
            <draw:polygon draw:style-name="gr3" draw:text-style-name="P4" draw:layer="layout" svg:width="15.989cm" svg:height="3.2cm" svg:x="0.01cm" svg:y="20.8cm" svg:viewBox="0 0 15990 3201" draw:points="0,9 2900,3200 13081,3201 15990,0">
              <text:p/>
            </draw:polygon>
          </draw:g>
          <draw:frame draw:style-name="gr14" draw:text-style-name="P9" draw:layer="layout" svg:width="15.989cm" svg:height="3.2cm" svg:x="0.01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cm" svg:x="0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0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7.63cm" svg:x="12.8cm" svg:y="3.169cm" svg:viewBox="0 0 3201 17631" draw:points="0,17631 3201,17631 3201,0 0,0">
              <text:p/>
            </draw:polygon>
            <draw:polygon draw:style-name="gr3" draw:text-style-name="P4" draw:layer="layout" svg:width="3.2cm" svg:height="17.63cm" svg:x="12.8cm" svg:y="3.169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12.8cm" svg:y="3.169cm">
            <draw:text-box>
              <text:p text:style-name="P6"><text:span text:style-name="T3">3</text:span></text:p>
            </draw:text-box>
          </draw:frame>
        </draw:g>
      </draw:page>
      <draw:page draw:name="page17" draw:style-name="dp1" draw:master-page-name="PM15">
        <draw:g>
          <draw:g>
            <draw:polygon draw:style-name="gr9" draw:text-style-name="P8" draw:layer="layout" svg:width="3.2cm" svg:height="23.9cm" svg:x="0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0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0cm" svg:viewBox="0 0 9601 3201" draw:points="0,3201 9601,3201 9601,0 0,0">
              <text:p/>
            </draw:polygon>
            <draw:polygon draw:style-name="gr3" draw:text-style-name="P4" draw:layer="layout" svg:width="9.6cm" svg:height="3.2cm" svg:x="3.2cm" svg:y="0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23.9cm" svg:x="12.8cm" svg:y="0cm" svg:viewBox="0 0 3201 23901" draw:points="0,23901 3201,23901 3201,0 0,0">
              <text:p/>
            </draw:polygon>
            <draw:polygon draw:style-name="gr3" draw:text-style-name="P4" draw:layer="layout" svg:width="3.2cm" svg:height="23.9cm" svg:x="12.8cm" svg:y="0cm" svg:viewBox="0 0 3201 23901" draw:points="0,23901 3201,23901 3201,0 0,0">
              <text:p/>
            </draw:polygon>
          </draw:g>
          <draw:frame draw:style-name="gr31" draw:text-style-name="P7" draw:layer="layout" svg:width="3.2cm" svg:height="23.9cm" svg:x="12.8cm" svg:y="0cm">
            <draw:text-box>
              <text:p text:style-name="P6"><text:span text:style-name="T3">3</text:span></text:p>
            </draw:text-box>
          </draw:frame>
        </draw:g>
      </draw:page>
      <draw:page draw:name="page18" draw:style-name="dp1" draw:master-page-name="PM16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12.82cm" svg:viewBox="0 0 3201 3181" draw:points="0,0 3201,0 0,3181">
              <text:p/>
            </draw:polygon>
            <draw:polygon draw:style-name="gr3" draw:text-style-name="P4" draw:layer="layout" svg:width="3.2cm" svg:height="3.18cm" svg:x="12.8cm" svg:y="12.82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12.82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2.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2.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2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9.562cm" svg:x="12.8cm" svg:y="3.238cm" svg:viewBox="0 0 3201 9563" draw:points="0,9563 3201,9563 3201,0 0,0">
              <text:p/>
            </draw:polygon>
            <draw:polygon draw:style-name="gr3" draw:text-style-name="P4" draw:layer="layout" svg:width="3.2cm" svg:height="9.562cm" svg:x="12.8cm" svg:y="3.238cm" svg:viewBox="0 0 3201 9563" draw:points="0,9563 3201,9563 3201,0 0,0">
              <text:p/>
            </draw:polygon>
          </draw:g>
          <draw:frame draw:style-name="gr36" draw:text-style-name="P7" draw:layer="layout" svg:width="3.2cm" svg:height="9.562cm" svg:x="12.8cm" svg:y="3.238cm">
            <draw:text-box>
              <text:p text:style-name="P6"><text:span text:style-name="T3">3</text:span></text:p>
            </draw:text-box>
          </draw:frame>
        </draw:g>
      </draw:page>
      <draw:page draw:name="C" draw:style-name="dp1" draw:master-page-name="PM17">
        <draw:g>
          <draw:g>
            <draw:polygon draw:style-name="gr9" draw:text-style-name="P8" draw:layer="layout" svg:width="3.2cm" svg:height="17.6cm" svg:x="0cm" svg:y="3.2cm" svg:viewBox="0 0 3201 17601" draw:points="0,17601 3201,17601 3201,0 0,0">
              <text:p/>
            </draw:polygon>
            <draw:polygon draw:style-name="gr3" draw:text-style-name="P4" draw:layer="layout" svg:width="3.2cm" svg:height="17.6cm" svg:x="0cm" svg:y="3.2cm" svg:viewBox="0 0 3201 17601" draw:points="0,17601 3201,17601 3201,0 0,0">
              <text:p/>
            </draw:polygon>
          </draw:g>
          <draw:frame draw:style-name="gr37" draw:text-style-name="P7" draw:layer="layout" svg:width="3.2cm" svg:height="17.6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20.8cm" svg:viewBox="0 0 3201 3201" draw:points="3201,0 3201,3201 0,0">
              <text:p/>
            </draw:polygon>
            <draw:polygon draw:style-name="gr3" draw:text-style-name="P4" draw:layer="layout" svg:width="3.2cm" svg:height="3.2cm" svg:x="0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20.8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8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8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8cm">
            <draw:text-box>
              <text:p text:style-name="P6"><text:span text:style-name="T3">3</text:span></text:p>
            </draw:text-box>
          </draw:frame>
        </draw:g>
      </draw:page>
      <draw:page draw:name="T" draw:style-name="dp1" draw:master-page-name="PM18">
        <draw:g>
          <draw:g>
            <draw:polygon draw:style-name="gr9" draw:text-style-name="P8" draw:layer="layout" svg:width="16cm" svg:height="3.18cm" svg:x="0cm" svg:y="0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0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0.83cm" svg:x="6.4cm" svg:y="3.15cm" svg:viewBox="0 0 3201 20831" draw:points="0,20831 3201,20831 3201,0 0,0">
              <text:p/>
            </draw:polygon>
            <draw:polygon draw:style-name="gr3" draw:text-style-name="P4" draw:layer="layout" svg:width="3.2cm" svg:height="20.83cm" svg:x="6.4cm" svg:y="3.15cm" svg:viewBox="0 0 3201 20831" draw:points="0,20831 3201,20831 3201,0 0,0">
              <text:p/>
            </draw:polygon>
          </draw:g>
          <draw:frame draw:style-name="gr38" draw:text-style-name="P7" draw:layer="layout" svg:width="3.2cm" svg:height="20.83cm" svg:x="6.4cm" svg:y="3.15cm">
            <draw:text-box>
              <text:p text:style-name="P6"><text:span text:style-name="T3">2</text:span></text:p>
            </draw:text-box>
          </draw:frame>
        </draw:g>
      </draw:page>
      <draw:page draw:name="page21" draw:style-name="dp1" draw:master-page-name="PM19">
        <draw:g>
          <draw:g>
            <draw:polygon draw:style-name="gr9" draw:text-style-name="P8" draw:layer="layout" svg:width="16cm" svg:height="24cm" svg:x="0cm" svg:y="0cm" svg:viewBox="0 0 16001 24001" draw:points="0,24001 3199,24001 16001,0 12802,0">
              <text:p/>
            </draw:polygon>
            <draw:polygon draw:style-name="gr3" draw:text-style-name="P4" draw:layer="layout" svg:width="16cm" svg:height="24cm" svg:x="0cm" svg:y="0cm" svg:viewBox="0 0 16001 24001" draw:points="0,24001 3199,24001 16001,0 12802,0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8.002cm" svg:height="11.998cm" svg:x="0cm" svg:y="0cm" svg:viewBox="0 0 8003 11999" draw:points="0,0 3200,0 8003,8997 6402,11999">
              <text:p/>
            </draw:polygon>
            <draw:polygon draw:style-name="gr3" draw:text-style-name="P4" draw:layer="layout" svg:width="8.002cm" svg:height="11.998cm" svg:x="0cm" svg:y="0cm" svg:viewBox="0 0 8003 11999" draw:points="0,0 3200,0 8003,8997 6402,11999">
              <text:p/>
            </draw:polygon>
          </draw:g>
          <draw:frame draw:style-name="gr39" draw:text-style-name="P7" draw:layer="layout" svg:width="8.002cm" svg:height="11.998cm" svg:x="0cm" svg:y="0cm">
            <draw:text-box>
              <text:p text:style-name="P6"><text:span text:style-name="T2">1</text:span></text:p>
            </draw:text-box>
          </draw:frame>
        </draw:g>
        <draw:custom-shape draw:style-name="gr40" draw:text-style-name="P1" draw:layer="layout" svg:width="3.2cm" svg:height="1.6cm" svg:x="6.4cm" svg:y="0cm">
          <text:p text:style-name="P1">3</text:p>
          <draw:enhanced-geometry svg:viewBox="0 0 21600 21600" draw:type="rectangle" draw:enhanced-path="M 0 0 L 21600 0 21600 21600 0 21600 0 0 Z N"/>
        </draw:custom-shape>
      </draw:page>
      <draw:page draw:name="page22" draw:style-name="dp1" draw:master-page-name="PM20">
        <draw:g>
          <draw:g>
            <draw:polygon draw:style-name="gr9" draw:text-style-name="P8" draw:layer="layout" svg:width="3.2cm" svg:height="12.8cm" svg:x="0cm" svg:y="3.2cm" svg:viewBox="0 0 3201 12801" draw:points="0,12801 3201,12801 3201,0 0,0">
              <text:p/>
            </draw:polygon>
            <draw:polygon draw:style-name="gr3" draw:text-style-name="P4" draw:layer="layout" svg:width="3.2cm" svg:height="12.8cm" svg:x="0cm" svg:y="3.2cm" svg:viewBox="0 0 3201 12801" draw:points="0,12801 3201,12801 3201,0 0,0">
              <text:p/>
            </draw:polygon>
          </draw:g>
          <draw:frame draw:style-name="gr41" draw:text-style-name="P7" draw:layer="layout" svg:width="3.2cm" svg:height="12.8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16cm" svg:viewBox="0 0 3201 3201" draw:points="3201,0 3201,3201 0,0">
              <text:p/>
            </draw:polygon>
            <draw:polygon draw:style-name="gr3" draw:text-style-name="P4" draw:layer="layout" svg:width="3.2cm" svg:height="3.2cm" svg:x="0cm" svg:y="16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16cm)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16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16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16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2.8cm" svg:x="16cm" svg:y="3.2cm" svg:viewBox="0 0 3201 12801" draw:points="3201,12801 0,12801 0,0 3201,0">
              <text:p/>
            </draw:polygon>
            <draw:polygon draw:style-name="gr3" draw:text-style-name="P4" draw:layer="layout" svg:width="3.2cm" svg:height="12.8cm" svg:x="16cm" svg:y="3.2cm" svg:viewBox="0 0 3201 12801" draw:points="3201,12801 0,12801 0,0 3201,0">
              <text:p/>
            </draw:polygon>
          </draw:g>
          <draw:frame draw:style-name="gr41" draw:text-style-name="P7" draw:layer="layout" svg:width="3.2cm" svg:height="12.8cm" svg:x="16cm" svg:y="3.2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16cm" svg:viewBox="0 0 3201 3201" draw:points="0,0 0,3201 3201,0">
              <text:p/>
            </draw:polygon>
            <draw:polygon draw:style-name="gr3" draw:text-style-name="P4" draw:layer="layout" svg:width="3.2cm" svg:height="3.2cm" svg:x="16cm" svg:y="16cm" svg:viewBox="0 0 3201 3201" draw:points="0,0 0,3201 3201,0">
              <text:p/>
            </draw:polygon>
          </draw:g>
          <draw:frame draw:style-name="gr14" draw:text-style-name="P7" draw:layer="layout" svg:width="3.2cm" svg:height="3.2cm" draw:transform="rotate (1.5707963267949) translate (16cm 19.2cm)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0cm" svg:viewBox="0 0 3201 3201" draw:points="3201,3201 0,3201 0,0">
              <text:p/>
            </draw:polygon>
            <draw:polygon draw:style-name="gr3" draw:text-style-name="P4" draw:layer="layout" svg:width="3.2cm" svg:height="3.2cm" svg:x="16cm" svg:y="0cm" svg:viewBox="0 0 3201 3201" draw:points="3201,3201 0,3201 0,0">
              <text:p/>
            </draw:polygon>
          </draw:g>
          <draw:frame draw:style-name="gr14" draw:text-style-name="P7" draw:layer="layout" svg:width="3.2cm" svg:height="3.2cm" draw:transform="rotate (-1.5707963267949) translate (19.2cm 0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3.2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3.2cm" svg:viewBox="0 0 3201 20801" draw:points="3201,20801 0,20801 0,0 3201,0">
              <text:p/>
            </draw:polygon>
          </draw:g>
          <draw:frame draw:style-name="gr42" draw:text-style-name="P7" draw:layer="layout" svg:width="3.2cm" svg:height="20.8cm" svg:x="8cm" svg:y="3.2cm">
            <draw:text-box>
              <text:p text:style-name="P6"><text:span text:style-name="T3">3</text:span></text:p>
            </draw:text-box>
          </draw:frame>
        </draw:g>
      </draw:page>
      <draw:page draw:name="page23" draw:style-name="dp1" draw:master-page-name="PM21">
        <draw:g>
          <draw:g>
            <draw:polygon draw:style-name="gr9" draw:text-style-name="P8" draw:layer="layout" svg:width="16cm" svg:height="24cm" svg:x="0cm" svg:y="0cm" svg:viewBox="0 0 16001 24001" draw:points="0,24001 3199,24001 16001,0 12802,0">
              <text:p/>
            </draw:polygon>
            <draw:polygon draw:style-name="gr3" draw:text-style-name="P4" draw:layer="layout" svg:width="16cm" svg:height="24cm" svg:x="0cm" svg:y="0cm" svg:viewBox="0 0 16001 24001" draw:points="0,24001 3199,24001 16001,0 12802,0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16cm" svg:height="24cm" svg:x="0cm" svg:y="0cm" svg:viewBox="0 0 16001 24001" draw:points="0,0 3199,0 16001,24001 12802,24001">
              <text:p/>
            </draw:polygon>
            <draw:polygon draw:style-name="gr3" draw:text-style-name="P4" draw:layer="layout" svg:width="16cm" svg:height="24cm" svg:x="0cm" svg:y="0cm" svg:viewBox="0 0 16001 24001" draw:points="0,0 3199,0 16001,24001 12802,24001">
              <text:p/>
            </draw:polygon>
          </draw:g>
          <draw:frame draw:style-name="gr15" draw:text-style-name="P7" draw:layer="layout" svg:width="16cm" svg:height="24cm" svg:x="0cm" svg:y="0cm">
            <draw:text-box>
              <text:p text:style-name="P6"><text:span text:style-name="T2">1</text:span></text:p>
            </draw:text-box>
          </draw:frame>
        </draw:g>
      </draw:page>
      <draw:page draw:name="page24" draw:style-name="dp1" draw:master-page-name="PM22">
        <draw:g>
          <draw:g>
            <draw:polygon draw:style-name="gr9" draw:text-style-name="P8" draw:layer="layout" svg:width="3.2cm" svg:height="23.98cm" svg:x="0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0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98cm" svg:x="12.8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2.8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2.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1.6cm" svg:height="4.7cm" svg:x="16cm" svg:y="20.8cm" svg:viewBox="0 0 1601 4701" draw:points="0,4701 1601,4701 1601,0 0,0">
              <text:p/>
            </draw:polygon>
            <draw:polygon draw:style-name="gr3" draw:text-style-name="P4" draw:layer="layout" svg:width="1.6cm" svg:height="4.7cm" svg:x="16cm" svg:y="20.8cm" svg:viewBox="0 0 1601 4701" draw:points="0,4701 1601,4701 1601,0 0,0">
              <text:p/>
            </draw:polygon>
          </draw:g>
          <draw:frame draw:style-name="gr43" draw:text-style-name="P7" draw:layer="layout" svg:width="1.6cm" svg:height="4.7cm" svg:x="16cm" svg:y="20.8cm">
            <draw:text-box>
              <text:p text:style-name="P6"><text:span text:style-name="T3">4</text:span></text:p>
            </draw:text-box>
          </draw:frame>
        </draw:g>
      </draw:page>
      <draw:page draw:name="page25" draw:style-name="dp1" draw:master-page-name="PM23">
        <draw:g>
          <draw:g>
            <draw:polygon draw:style-name="gr9" draw:text-style-name="P8" draw:layer="layout" svg:width="3.2cm" svg:height="11.2cm" svg:x="0cm" svg:y="0cm" svg:viewBox="0 0 3201 11201" draw:points="0,11201 3201,11201 3201,0 0,0">
              <text:p/>
            </draw:polygon>
            <draw:polygon draw:style-name="gr3" draw:text-style-name="P4" draw:layer="layout" svg:width="3.2cm" svg:height="11.2cm" svg:x="0cm" svg:y="0cm" svg:viewBox="0 0 3201 11201" draw:points="0,11201 3201,11201 3201,0 0,0">
              <text:p/>
            </draw:polygon>
          </draw:g>
          <draw:frame draw:style-name="gr44" draw:text-style-name="P7" draw:layer="layout" svg:width="3.2cm" svg:height="11.2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11.2cm" svg:viewBox="0 0 3201 3201" draw:points="3201,0 3201,3201 0,0">
              <text:p/>
            </draw:polygon>
            <draw:polygon draw:style-name="gr3" draw:text-style-name="P4" draw:layer="layout" svg:width="3.2cm" svg:height="3.2cm" svg:x="0cm" svg:y="11.2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11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1.2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1.2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1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24cm" svg:x="12.8cm" svg:y="0cm" svg:viewBox="0 0 3201 24001" draw:points="3201,24001 0,24001 0,0 3201,0">
              <text:p/>
            </draw:polygon>
            <draw:polygon draw:style-name="gr3" draw:text-style-name="P4" draw:layer="layout" svg:width="3.2cm" svg:height="24cm" svg:x="12.8cm" svg:y="0cm" svg:viewBox="0 0 3201 24001" draw:points="3201,24001 0,24001 0,0 3201,0">
              <text:p/>
            </draw:polygon>
          </draw:g>
          <draw:frame draw:style-name="gr15" draw:text-style-name="P7" draw:layer="layout" svg:width="3.2cm" svg:height="24cm" svg:x="12.8cm" svg:y="0cm">
            <draw:text-box>
              <text:p text:style-name="P6"><text:span text:style-name="T3">3</text:span></text:p>
            </draw:text-box>
          </draw:frame>
        </draw:g>
      </draw:page>
      <draw:page draw:name="page26" draw:style-name="dp1" draw:master-page-name="PM24">
        <draw:g>
          <draw:g>
            <draw:polygon draw:style-name="gr9" draw:text-style-name="P8" draw:layer="layout" svg:width="3.2cm" svg:height="20.8cm" svg:x="0cm" svg:y="0cm" svg:viewBox="0 0 3201 20801" draw:points="0,20801 3201,20801 3201,0 0,0">
              <text:p/>
            </draw:polygon>
            <draw:polygon draw:style-name="gr3" draw:text-style-name="P4" draw:layer="layout" svg:width="3.2cm" svg:height="20.8cm" svg:x="0cm" svg:y="0cm" svg:viewBox="0 0 3201 20801" draw:points="0,20801 3201,20801 3201,0 0,0">
              <text:p/>
            </draw:polygon>
          </draw:g>
          <draw:frame draw:style-name="gr42" draw:text-style-name="P7" draw:layer="layout" svg:width="3.2cm" svg:height="20.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9.2cm" svg:height="3.2cm" svg:x="0cm" svg:y="20.8cm" svg:viewBox="0 0 19201 3201" draw:points="0,3201 19201,3201 19201,0 0,0">
              <text:p/>
            </draw:polygon>
            <draw:polygon draw:style-name="gr3" draw:text-style-name="P4" draw:layer="layout" svg:width="19.2cm" svg:height="3.2cm" svg:x="0cm" svg:y="20.8cm" svg:viewBox="0 0 19201 3201" draw:points="0,3201 19201,3201 19201,0 0,0">
              <text:p/>
            </draw:polygon>
          </draw:g>
          <draw:frame draw:style-name="gr14" draw:text-style-name="P7" draw:layer="layout" svg:width="19.2cm" svg:height="3.2cm" svg:x="0cm" svg:y="20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20.8cm" svg:x="16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16cm" svg:y="0cm" svg:viewBox="0 0 3201 20801" draw:points="3201,20801 0,20801 0,0 3201,0">
              <text:p/>
            </draw:polygon>
          </draw:g>
          <draw:frame draw:style-name="gr42" draw:text-style-name="P7" draw:layer="layout" svg:width="3.2cm" svg:height="20.8cm" svg:x="16cm" svg:y="0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0cm" svg:viewBox="0 0 3201 20801" draw:points="3201,20801 0,20801 0,0 3201,0">
              <text:p/>
            </draw:polygon>
          </draw:g>
          <draw:frame draw:style-name="gr42" draw:text-style-name="P7" draw:layer="layout" svg:width="3.2cm" svg:height="20.8cm" svg:x="8cm" svg:y="0cm">
            <draw:text-box>
              <text:p text:style-name="P6"><text:span text:style-name="T3">2</text:span></text:p>
            </draw:text-box>
          </draw:frame>
        </draw:g>
      </draw:page>
      <draw:page draw:name="page27" draw:style-name="dp1" draw:master-page-name="PM25">
        <draw:g>
          <draw:g>
            <draw:polygon draw:style-name="gr9" draw:text-style-name="P8" draw:layer="layout" svg:width="3.2cm" svg:height="20.8cm" svg:x="0cm" svg:y="0cm" svg:viewBox="0 0 3201 20801" draw:points="0,20801 3201,20801 3201,0 0,0">
              <text:p/>
            </draw:polygon>
            <draw:polygon draw:style-name="gr3" draw:text-style-name="P4" draw:layer="layout" svg:width="3.2cm" svg:height="20.8cm" svg:x="0cm" svg:y="0cm" svg:viewBox="0 0 3201 20801" draw:points="0,20801 3201,20801 3201,0 0,0">
              <text:p/>
            </draw:polygon>
          </draw:g>
          <draw:frame draw:style-name="gr42" draw:text-style-name="P7" draw:layer="layout" svg:width="3.2cm" svg:height="20.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9.2cm" svg:height="3.2cm" svg:x="0cm" svg:y="20.8cm" svg:viewBox="0 0 19201 3201" draw:points="0,3201 19201,3201 19201,0 0,0">
              <text:p/>
            </draw:polygon>
            <draw:polygon draw:style-name="gr3" draw:text-style-name="P4" draw:layer="layout" svg:width="19.2cm" svg:height="3.2cm" svg:x="0cm" svg:y="20.8cm" svg:viewBox="0 0 19201 3201" draw:points="0,3201 19201,3201 19201,0 0,0">
              <text:p/>
            </draw:polygon>
          </draw:g>
          <draw:frame draw:style-name="gr14" draw:text-style-name="P7" draw:layer="layout" svg:width="19.2cm" svg:height="3.2cm" svg:x="0cm" svg:y="20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20.8cm" svg:x="16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16cm" svg:y="0cm" svg:viewBox="0 0 3201 20801" draw:points="3201,20801 0,20801 0,0 3201,0">
              <text:p/>
            </draw:polygon>
          </draw:g>
          <draw:frame draw:style-name="gr42" draw:text-style-name="P7" draw:layer="layout" svg:width="3.2cm" svg:height="20.8cm" svg:x="16cm" svg:y="0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8cm" svg:x="8cm" svg:y="0cm" svg:viewBox="0 0 3201 20801" draw:points="3201,20801 0,20801 0,0 3201,0">
              <text:p/>
            </draw:polygon>
            <draw:polygon draw:style-name="gr3" draw:text-style-name="P4" draw:layer="layout" svg:width="3.2cm" svg:height="20.8cm" svg:x="8cm" svg:y="0cm" svg:viewBox="0 0 3201 20801" draw:points="3201,20801 0,20801 0,0 3201,0">
              <text:p/>
            </draw:polygon>
          </draw:g>
          <draw:frame draw:style-name="gr42" draw:text-style-name="P7" draw:layer="layout" svg:width="3.2cm" svg:height="20.8cm" svg:x="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.6cm" svg:height="4.716cm" svg:x="19.2cm" svg:y="20.8cm" svg:viewBox="0 0 1601 4717" draw:points="0,4717 1601,4717 1601,0 0,0">
              <text:p/>
            </draw:polygon>
            <draw:polygon draw:style-name="gr3" draw:text-style-name="P4" draw:layer="layout" svg:width="1.6cm" svg:height="4.716cm" svg:x="19.2cm" svg:y="20.8cm" svg:viewBox="0 0 1601 4717" draw:points="0,4717 1601,4717 1601,0 0,0">
              <text:p/>
            </draw:polygon>
          </draw:g>
          <draw:frame draw:style-name="gr45" draw:text-style-name="P7" draw:layer="layout" svg:width="1.6cm" svg:height="4.716cm" svg:x="19.2cm" svg:y="20.8cm">
            <draw:text-box>
              <text:p text:style-name="P6"><text:span text:style-name="T3">5</text:span></text:p>
            </draw:text-box>
          </draw:frame>
        </draw:g>
      </draw:page>
      <draw:page draw:name="page28" draw:style-name="dp1" draw:master-page-name="PM26">
        <draw:g>
          <draw:polygon draw:style-name="gr9" draw:text-style-name="P8" draw:layer="layout" svg:width="3.2cm" svg:height="24cm" svg:x="1.6cm" svg:y="-0.004cm" svg:viewBox="0 0 3201 24001" draw:points="0,0 3201,0 3201,24001 0,24001">
            <text:p/>
          </draw:polygon>
          <draw:polygon draw:style-name="gr3" draw:text-style-name="P4" draw:layer="layout" svg:width="3.2cm" svg:height="24cm" svg:x="1.6cm" svg:y="-0.004cm" svg:viewBox="0 0 3201 24001" draw:points="0,0 3201,0 3201,24001 0,24001">
            <text:p/>
          </draw:polygon>
        </draw:g>
        <draw:g>
          <draw:polygon draw:style-name="gr9" draw:text-style-name="P8" draw:layer="layout" svg:width="9.6cm" svg:height="3.23cm" svg:x="4.8cm" svg:y="20.77cm" svg:viewBox="0 0 9601 3231" draw:points="0,0 9601,0 9601,3231 0,3231">
            <text:p/>
          </draw:polygon>
          <draw:polygon draw:style-name="gr3" draw:text-style-name="P4" draw:layer="layout" svg:width="9.6cm" svg:height="3.23cm" svg:x="4.8cm" svg:y="20.77cm" svg:viewBox="0 0 9601 3231" draw:points="0,0 9601,0 9601,3231 0,3231">
            <text:p/>
          </draw:polygon>
        </draw:g>
        <draw:g>
          <draw:polygon draw:style-name="gr9" draw:text-style-name="P8" draw:layer="layout" svg:width="3.2cm" svg:height="3.18cm" svg:x="14.4cm" svg:y="8.013cm" svg:viewBox="0 0 3201 3181" draw:points="0,3181 3201,3181 0,0">
            <text:p/>
          </draw:polygon>
          <draw:polygon draw:style-name="gr3" draw:text-style-name="P4" draw:layer="layout" svg:width="3.2cm" svg:height="3.18cm" svg:x="14.4cm" svg:y="8.013cm" svg:viewBox="0 0 3201 3181" draw:points="0,3181 3201,3181 0,0">
            <text:p/>
          </draw:polygon>
        </draw:g>
        <draw:g>
          <draw:polygon draw:style-name="gr9" draw:text-style-name="P8" draw:layer="layout" svg:width="3.2cm" svg:height="3.2cm" svg:x="14.4cm" svg:y="20.776cm" svg:viewBox="0 0 3201 3201" draw:points="0,3201 0,0 3201,0">
            <text:p/>
          </draw:polygon>
          <draw:polygon draw:style-name="gr3" draw:text-style-name="P4" draw:layer="layout" svg:width="3.2cm" svg:height="3.2cm" svg:x="14.4cm" svg:y="20.776cm" svg:viewBox="0 0 3201 3201" draw:points="0,3201 0,0 3201,0">
            <text:p/>
          </draw:polygon>
        </draw:g>
        <draw:g>
          <draw:polygon draw:style-name="gr9" draw:text-style-name="P8" draw:layer="layout" svg:width="9.6cm" svg:height="3.2cm" svg:x="4.8cm" svg:y="8.013cm" svg:viewBox="0 0 9601 3201" draw:points="0,0 9601,0 9601,3201 0,3201">
            <text:p/>
          </draw:polygon>
          <draw:polygon draw:style-name="gr3" draw:text-style-name="P4" draw:layer="layout" svg:width="9.6cm" svg:height="3.2cm" svg:x="4.8cm" svg:y="8.013cm" svg:viewBox="0 0 9601 3201" draw:points="0,0 9601,0 9601,3201 0,3201">
            <text:p/>
          </draw:polygon>
        </draw:g>
        <draw:g>
          <draw:polygon draw:style-name="gr9" draw:text-style-name="P8" draw:layer="layout" svg:width="3.2cm" svg:height="9.562cm" svg:x="14.4cm" svg:y="11.214cm" svg:viewBox="0 0 3201 9563" draw:points="0,0 3201,0 3201,9563 0,9563">
            <text:p/>
          </draw:polygon>
          <draw:polygon draw:style-name="gr3" draw:text-style-name="P4" draw:layer="layout" svg:width="3.2cm" svg:height="9.562cm" svg:x="14.4cm" svg:y="11.214cm" svg:viewBox="0 0 3201 9563" draw:points="0,0 3201,0 3201,9563 0,9563">
            <text:p/>
          </draw:polygon>
        </draw:g>
        <draw:g>
          <draw:polygon draw:style-name="gr9" draw:text-style-name="P8" draw:layer="layout" svg:width="1.6cm" svg:height="1.58cm" svg:x="0cm" svg:y="0cm" svg:viewBox="0 0 1601 1581" draw:points="0,1581 1601,1581 1601,0 0,0">
            <text:p/>
          </draw:polygon>
          <draw:polygon draw:style-name="gr3" draw:text-style-name="P4" draw:layer="layout" svg:width="1.6cm" svg:height="1.58cm" svg:x="0cm" svg:y="0cm" svg:viewBox="0 0 1601 1581" draw:points="0,1581 1601,1581 1601,0 0,0">
            <text:p/>
          </draw:polygon>
        </draw:g>
      </draw:page>
      <draw:page draw:name="page29" draw:style-name="dp1" draw:master-page-name="PM27">
        <draw:g>
          <draw:g>
            <draw:polygon draw:style-name="gr9" draw:text-style-name="P8" draw:layer="layout" svg:width="3.2cm" svg:height="24cm" svg:x="0cm" svg:y="0.013cm" svg:viewBox="0 0 3201 24001" draw:points="0,0 3201,0 3201,24001 0,24001">
              <text:p/>
            </draw:polygon>
            <draw:polygon draw:style-name="gr3" draw:text-style-name="P4" draw:layer="layout" svg:width="3.2cm" svg:height="24cm" svg:x="0cm" svg:y="0.013cm" svg:viewBox="0 0 3201 24001" draw:points="0,0 3201,0 3201,24001 0,24001">
              <text:p/>
            </draw:polygon>
          </draw:g>
          <draw:frame draw:style-name="gr15" draw:text-style-name="P7" draw:layer="layout" svg:width="3.2cm" svg:height="24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8cm" svg:height="3.23cm" svg:x="3.2cm" svg:y="20.788cm" svg:viewBox="0 0 8001 3231" draw:points="0,0 8001,0 8001,3231 0,3231">
              <text:p/>
            </draw:polygon>
            <draw:polygon draw:style-name="gr3" draw:text-style-name="P4" draw:layer="layout" svg:width="8cm" svg:height="3.23cm" svg:x="3.2cm" svg:y="20.788cm" svg:viewBox="0 0 8001 3231" draw:points="0,0 8001,0 8001,3231 0,3231">
              <text:p/>
            </draw:polygon>
          </draw:g>
          <draw:frame draw:style-name="gr11" draw:text-style-name="P7" draw:layer="layout" svg:width="8cm" svg:height="3.23cm" svg:x="3.2cm" svg:y="20.78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18cm" svg:x="11.2cm" svg:y="8cm" svg:viewBox="0 0 3201 3181" draw:points="0,3181 3201,3181 0,0">
              <text:p/>
            </draw:polygon>
            <draw:polygon draw:style-name="gr3" draw:text-style-name="P4" draw:layer="layout" svg:width="3.2cm" svg:height="3.18cm" svg:x="11.2cm" svg:y="8cm" svg:viewBox="0 0 3201 3181" draw:points="0,3181 3201,3181 0,0">
              <text:p/>
            </draw:polygon>
          </draw:g>
          <draw:frame draw:style-name="gr12" draw:text-style-name="P7" draw:layer="layout" svg:width="3.2cm" svg:height="3.18cm" svg:x="11.2cm" svg:y="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3.2cm" svg:x="11.2cm" svg:y="20.8cm" svg:viewBox="0 0 3201 3201" draw:points="0,3201 0,0 3201,0">
              <text:p/>
            </draw:polygon>
            <draw:polygon draw:style-name="gr3" draw:text-style-name="P4" draw:layer="layout" svg:width="3.2cm" svg:height="3.2cm" svg:x="11.2cm" svg:y="20.8cm" svg:viewBox="0 0 3201 3201" draw:points="0,3201 0,0 3201,0">
              <text:p/>
            </draw:polygon>
          </draw:g>
          <draw:frame draw:style-name="gr14" draw:text-style-name="P7" draw:layer="layout" svg:width="3.2cm" svg:height="3.2cm" svg:x="11.2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8cm" svg:height="3.2cm" svg:x="3.2cm" svg:y="8.031cm" svg:viewBox="0 0 8001 3201" draw:points="0,0 8001,0 8001,3201 0,3201">
              <text:p/>
            </draw:polygon>
            <draw:polygon draw:style-name="gr3" draw:text-style-name="P4" draw:layer="layout" svg:width="8cm" svg:height="3.2cm" svg:x="3.2cm" svg:y="8.031cm" svg:viewBox="0 0 8001 3201" draw:points="0,0 8001,0 8001,3201 0,3201">
              <text:p/>
            </draw:polygon>
          </draw:g>
          <draw:frame draw:style-name="gr14" draw:text-style-name="P7" draw:layer="layout" svg:width="8cm" svg:height="3.2cm" svg:x="3.2cm" svg:y="8.031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9.562cm" svg:x="11.2cm" svg:y="11.2cm" svg:viewBox="0 0 3201 9563" draw:points="0,0 3201,0 3201,9563 0,9563">
              <text:p/>
            </draw:polygon>
            <draw:polygon draw:style-name="gr3" draw:text-style-name="P4" draw:layer="layout" svg:width="3.2cm" svg:height="9.562cm" svg:x="11.2cm" svg:y="11.2cm" svg:viewBox="0 0 3201 9563" draw:points="0,0 3201,0 3201,9563 0,9563">
              <text:p/>
            </draw:polygon>
          </draw:g>
          <draw:frame draw:style-name="gr36" draw:text-style-name="P7" draw:layer="layout" svg:width="3.2cm" svg:height="9.562cm" svg:x="11.2cm" svg:y="11.2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3.98cm" svg:x="16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6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6cm" svg:y="0cm">
            <draw:text-box>
              <text:p text:style-name="P6"><text:span text:style-name="T3">5</text:span></text:p>
            </draw:text-box>
          </draw:frame>
        </draw:g>
      </draw:page>
      <draw:page draw:name="page30" draw:style-name="dp1" draw:master-page-name="PM28">
        <draw:g>
          <draw:polygon draw:style-name="gr9" draw:text-style-name="P8" draw:layer="layout" svg:width="3.2cm" svg:height="24cm" svg:x="0cm" svg:y="-0.004cm" svg:viewBox="0 0 3201 24001" draw:points="0,0 3201,0 3201,24001 0,24001">
            <text:p/>
          </draw:polygon>
          <draw:polygon draw:style-name="gr3" draw:text-style-name="P4" draw:layer="layout" svg:width="3.2cm" svg:height="24cm" svg:x="0cm" svg:y="-0.004cm" svg:viewBox="0 0 3201 24001" draw:points="0,0 3201,0 3201,24001 0,24001">
            <text:p/>
          </draw:polygon>
        </draw:g>
        <draw:g>
          <draw:polygon draw:style-name="gr9" draw:text-style-name="P8" draw:layer="layout" svg:width="9.6cm" svg:height="3.23cm" svg:x="3.2cm" svg:y="20.77cm" svg:viewBox="0 0 9601 3231" draw:points="0,0 9601,0 9601,3231 0,3231">
            <text:p/>
          </draw:polygon>
          <draw:polygon draw:style-name="gr3" draw:text-style-name="P4" draw:layer="layout" svg:width="9.6cm" svg:height="3.23cm" svg:x="3.2cm" svg:y="20.77cm" svg:viewBox="0 0 9601 3231" draw:points="0,0 9601,0 9601,3231 0,3231">
            <text:p/>
          </draw:polygon>
        </draw:g>
        <draw:g>
          <draw:polygon draw:style-name="gr9" draw:text-style-name="P8" draw:layer="layout" svg:width="3.2cm" svg:height="3.18cm" svg:x="12.8cm" svg:y="8.013cm" svg:viewBox="0 0 3201 3181" draw:points="0,3181 3201,3181 0,0">
            <text:p/>
          </draw:polygon>
          <draw:polygon draw:style-name="gr3" draw:text-style-name="P4" draw:layer="layout" svg:width="3.2cm" svg:height="3.18cm" svg:x="12.8cm" svg:y="8.013cm" svg:viewBox="0 0 3201 3181" draw:points="0,3181 3201,3181 0,0">
            <text:p/>
          </draw:polygon>
        </draw:g>
        <draw:g>
          <draw:polygon draw:style-name="gr9" draw:text-style-name="P8" draw:layer="layout" svg:width="3.2cm" svg:height="3.2cm" svg:x="12.8cm" svg:y="20.776cm" svg:viewBox="0 0 3201 3201" draw:points="0,3201 0,0 3201,0">
            <text:p/>
          </draw:polygon>
          <draw:polygon draw:style-name="gr3" draw:text-style-name="P4" draw:layer="layout" svg:width="3.2cm" svg:height="3.2cm" svg:x="12.8cm" svg:y="20.776cm" svg:viewBox="0 0 3201 3201" draw:points="0,3201 0,0 3201,0">
            <text:p/>
          </draw:polygon>
        </draw:g>
        <draw:g>
          <draw:polygon draw:style-name="gr9" draw:text-style-name="P8" draw:layer="layout" svg:width="9.6cm" svg:height="3.2cm" svg:x="3.2cm" svg:y="8.013cm" svg:viewBox="0 0 9601 3201" draw:points="0,0 9601,0 9601,3201 0,3201">
            <text:p/>
          </draw:polygon>
          <draw:polygon draw:style-name="gr3" draw:text-style-name="P4" draw:layer="layout" svg:width="9.6cm" svg:height="3.2cm" svg:x="3.2cm" svg:y="8.013cm" svg:viewBox="0 0 9601 3201" draw:points="0,0 9601,0 9601,3201 0,3201">
            <text:p/>
          </draw:polygon>
        </draw:g>
        <draw:g>
          <draw:polygon draw:style-name="gr9" draw:text-style-name="P8" draw:layer="layout" svg:width="3.2cm" svg:height="9.562cm" svg:x="12.8cm" svg:y="11.214cm" svg:viewBox="0 0 3201 9563" draw:points="0,0 3201,0 3201,9563 0,9563">
            <text:p/>
          </draw:polygon>
          <draw:polygon draw:style-name="gr3" draw:text-style-name="P4" draw:layer="layout" svg:width="3.2cm" svg:height="9.562cm" svg:x="12.8cm" svg:y="11.214cm" svg:viewBox="0 0 3201 9563" draw:points="0,0 3201,0 3201,9563 0,9563">
            <text:p/>
          </draw:polygon>
        </draw:g>
      </draw:page>
      <draw:page draw:name="page31" draw:style-name="dp1" draw:master-page-name="PM29">
        <draw:g>
          <draw:g>
            <draw:polygon draw:style-name="gr9" draw:text-style-name="P8" draw:layer="layout" svg:width="12.8cm" svg:height="3.23cm" svg:x="0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0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0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38cm" svg:viewBox="0 0 12801 3181" draw:points="0,3181 12801,3181 12801,0 0,0">
              <text:p/>
            </draw:polygon>
            <draw:polygon draw:style-name="gr3" draw:text-style-name="P4" draw:layer="layout" svg:width="12.8cm" svg:height="3.18cm" svg:x="0cm" svg:y="20.838cm" svg:viewBox="0 0 12801 3181" draw:points="0,3181 12801,3181 12801,0 0,0">
              <text:p/>
            </draw:polygon>
          </draw:g>
          <draw:frame draw:style-name="gr12" draw:text-style-name="P7" draw:layer="layout" svg:width="12.8cm" svg:height="3.18cm" svg:x="0cm" svg:y="20.8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18cm" svg:x="12.8cm" svg:y="20.838cm" svg:viewBox="0 0 3201 3181" draw:points="0,0 3201,0 0,3181">
              <text:p/>
            </draw:polygon>
            <draw:polygon draw:style-name="gr3" draw:text-style-name="P4" draw:layer="layout" svg:width="3.2cm" svg:height="3.18cm" svg:x="12.8cm" svg:y="20.838cm" svg:viewBox="0 0 3201 3181" draw:points="0,0 3201,0 0,3181">
              <text:p/>
            </draw:polygon>
          </draw:g>
          <draw:frame draw:style-name="gr12" draw:text-style-name="P7" draw:layer="layout" svg:width="3.2cm" svg:height="3.18cm" svg:x="12.8cm" svg:y="20.83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8cm" svg:x="12.8cm" svg:y="3.2cm" svg:viewBox="0 0 3201 17639" draw:points="0,17639 3201,17639 3201,0 0,0">
              <text:p/>
            </draw:polygon>
            <draw:polygon draw:style-name="gr3" draw:text-style-name="P4" draw:layer="layout" svg:width="3.2cm" svg:height="17.638cm" svg:x="12.8cm" svg:y="3.2cm" svg:viewBox="0 0 3201 17639" draw:points="0,17639 3201,17639 3201,0 0,0">
              <text:p/>
            </draw:polygon>
          </draw:g>
          <draw:frame draw:style-name="gr46" draw:text-style-name="P7" draw:layer="layout" svg:width="3.2cm" svg:height="17.638cm" svg:x="12.8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2cm" svg:x="12.8cm" svg:y="0.038cm" svg:viewBox="0 0 3201 3201" draw:points="0,0 0,3201 3201,3201">
              <text:p/>
            </draw:polygon>
            <draw:polygon draw:style-name="gr3" draw:text-style-name="P4" draw:layer="layout" svg:width="3.2cm" svg:height="3.2cm" svg:x="12.8cm" svg:y="0.038cm" svg:viewBox="0 0 3201 3201" draw:points="0,0 0,3201 3201,3201">
              <text:p/>
            </draw:polygon>
          </draw:g>
          <draw:frame draw:style-name="gr14" draw:text-style-name="P7" draw:layer="layout" svg:width="3.2cm" svg:height="3.2cm" svg:x="12.8cm" svg:y="0.038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</draw:page>
      <draw:page draw:name="page32" draw:style-name="dp1" draw:master-page-name="PM30">
        <draw:g>
          <draw:g>
            <draw:polygon draw:style-name="gr9" draw:text-style-name="P8" draw:layer="layout" svg:width="3.2cm" svg:height="23.8cm" svg:x="0cm" svg:y="0.2cm" svg:viewBox="0 0 3201 23801" draw:points="0,23801 3201,23801 3201,0 0,0">
              <text:p/>
            </draw:polygon>
            <draw:polygon draw:style-name="gr3" draw:text-style-name="P4" draw:layer="layout" svg:width="3.2cm" svg:height="23.8cm" svg:x="0cm" svg:y="0.2cm" svg:viewBox="0 0 3201 23801" draw:points="0,23801 3201,23801 3201,0 0,0">
              <text:p/>
            </draw:polygon>
          </draw:g>
          <draw:frame draw:style-name="gr47" draw:text-style-name="P7" draw:layer="layout" svg:width="3.2cm" svg:height="23.8cm" svg:x="0cm" svg:y="0.2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6.4cm" svg:height="3.23cm" svg:x="9.6cm" svg:y="0.013cm" svg:viewBox="0 0 6401 3231" draw:points="0,3231 6401,3231 6401,0 0,0">
              <text:p/>
            </draw:polygon>
            <draw:polygon draw:style-name="gr3" draw:text-style-name="P4" draw:layer="layout" svg:width="6.4cm" svg:height="3.23cm" svg:x="9.6cm" svg:y="0.013cm" svg:viewBox="0 0 6401 3231" draw:points="0,3231 6401,3231 6401,0 0,0">
              <text:p/>
            </draw:polygon>
          </draw:g>
          <draw:frame draw:style-name="gr11" draw:text-style-name="P7" draw:layer="layout" svg:width="6.4cm" svg:height="3.23cm" svg:x="9.6cm" svg:y="0.013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3.2cm" svg:x="6.4cm" svg:y="20.8cm" svg:viewBox="0 0 3201 3201" draw:points="3201,0 3201,3201 0,0">
              <text:p/>
            </draw:polygon>
            <draw:polygon draw:style-name="gr3" draw:text-style-name="P4" draw:layer="layout" svg:width="3.2cm" svg:height="3.2cm" svg:x="6.4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9.6cm 20.8cm)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3.2cm" svg:x="6.4cm" svg:y="0cm" svg:viewBox="0 0 3201 3201" draw:points="0,3201 3201,3201 3201,0">
              <text:p/>
            </draw:polygon>
            <draw:polygon draw:style-name="gr3" draw:text-style-name="P4" draw:layer="layout" svg:width="3.2cm" svg:height="3.2cm" svg:x="6.4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6.4cm 3.2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6.4cm" svg:height="3.2cm" svg:x="9.6cm" svg:y="20.8cm" svg:viewBox="0 0 6401 3201" draw:points="0,3201 6401,3201 6401,0 0,0">
              <text:p/>
            </draw:polygon>
            <draw:polygon draw:style-name="gr3" draw:text-style-name="P4" draw:layer="layout" svg:width="6.4cm" svg:height="3.2cm" svg:x="9.6cm" svg:y="20.8cm" svg:viewBox="0 0 6401 3201" draw:points="0,3201 6401,3201 6401,0 0,0">
              <text:p/>
            </draw:polygon>
          </draw:g>
          <draw:frame draw:style-name="gr14" draw:text-style-name="P7" draw:layer="layout" svg:width="6.4cm" svg:height="3.2cm" svg:x="9.6cm" svg:y="20.8cm">
            <draw:text-box>
              <text:p text:style-name="P6"><text:span text:style-name="T3">6</text:span></text:p>
            </draw:text-box>
          </draw:frame>
        </draw:g>
        <draw:g>
          <draw:g>
            <draw:polygon draw:style-name="gr9" draw:text-style-name="P8" draw:layer="layout" svg:width="3.2cm" svg:height="17.6cm" svg:x="16cm" svg:y="3.2cm" svg:viewBox="0 0 3201 17601" draw:points="3201,17601 0,17601 0,0 3201,0">
              <text:p/>
            </draw:polygon>
            <draw:polygon draw:style-name="gr3" draw:text-style-name="P4" draw:layer="layout" svg:width="3.2cm" svg:height="17.6cm" svg:x="16cm" svg:y="3.2cm" svg:viewBox="0 0 3201 17601" draw:points="3201,17601 0,17601 0,0 3201,0">
              <text:p/>
            </draw:polygon>
          </draw:g>
          <draw:frame draw:style-name="gr37" draw:text-style-name="P7" draw:layer="layout" svg:width="3.2cm" svg:height="17.6cm" svg:x="16cm" svg:y="3.2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20.8cm" svg:viewBox="0 0 3201 3201" draw:points="0,0 0,3201 3201,0">
              <text:p/>
            </draw:polygon>
            <draw:polygon draw:style-name="gr3" draw:text-style-name="P4" draw:layer="layout" svg:width="3.2cm" svg:height="3.2cm" svg:x="16cm" svg:y="20.8cm" svg:viewBox="0 0 3201 3201" draw:points="0,0 0,3201 3201,0">
              <text:p/>
            </draw:polygon>
          </draw:g>
          <draw:frame draw:style-name="gr14" draw:text-style-name="P7" draw:layer="layout" svg:width="3.2cm" svg:height="3.2cm" draw:transform="rotate (1.5707963267949) translate (16cm 24cm)">
            <draw:text-box>
              <text:p text:style-name="P6"><text:span text:style-name="T2">6</text:span></text:p>
            </draw:text-box>
          </draw:frame>
        </draw:g>
        <draw:g>
          <draw:g>
            <draw:polygon draw:style-name="gr9" draw:text-style-name="P8" draw:layer="layout" svg:width="3.2cm" svg:height="3.2cm" svg:x="16cm" svg:y="0cm" svg:viewBox="0 0 3201 3201" draw:points="3201,3201 0,3201 0,0">
              <text:p/>
            </draw:polygon>
            <draw:polygon draw:style-name="gr3" draw:text-style-name="P4" draw:layer="layout" svg:width="3.2cm" svg:height="3.2cm" svg:x="16cm" svg:y="0cm" svg:viewBox="0 0 3201 3201" draw:points="3201,3201 0,3201 0,0">
              <text:p/>
            </draw:polygon>
          </draw:g>
          <draw:frame draw:style-name="gr14" draw:text-style-name="P7" draw:layer="layout" svg:width="3.2cm" svg:height="3.2cm" draw:transform="rotate (-1.5707963267949) translate (19.2cm 0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17.6cm" svg:x="6.4cm" svg:y="3.2cm" svg:viewBox="0 0 3201 17601" draw:points="3201,17601 0,17601 0,0 3201,0">
              <text:p/>
            </draw:polygon>
            <draw:polygon draw:style-name="gr3" draw:text-style-name="P4" draw:layer="layout" svg:width="3.2cm" svg:height="17.6cm" svg:x="6.4cm" svg:y="3.2cm" svg:viewBox="0 0 3201 17601" draw:points="3201,17601 0,17601 0,0 3201,0">
              <text:p/>
            </draw:polygon>
          </draw:g>
          <draw:frame draw:style-name="gr37" draw:text-style-name="P7" draw:layer="layout" svg:width="3.2cm" svg:height="17.6cm" svg:x="6.4cm" svg:y="3.2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3.2cm" svg:x="3.2cm" svg:y="10.48cm" svg:viewBox="0 0 3201 3201" draw:points="0,3201 3201,3201 3201,0 0,0">
              <text:p/>
            </draw:polygon>
            <draw:polygon draw:style-name="gr3" draw:text-style-name="P4" draw:layer="layout" svg:width="3.2cm" svg:height="3.2cm" svg:x="3.2cm" svg:y="10.48cm" svg:viewBox="0 0 3201 3201" draw:points="0,3201 3201,3201 3201,0 0,0">
              <text:p/>
            </draw:polygon>
          </draw:g>
          <draw:frame draw:style-name="gr14" draw:text-style-name="P7" draw:layer="layout" svg:width="3.2cm" svg:height="3.2cm" svg:x="3.2cm" svg:y="10.48cm">
            <draw:text-box>
              <text:p text:style-name="P6"><text:span text:style-name="T3">2</text:span></text:p>
            </draw:text-box>
          </draw:frame>
        </draw:g>
      </draw:page>
      <draw:page draw:name="page33" draw:style-name="dp1" draw:master-page-name="PM31">
        <draw:g>
          <draw:g>
            <draw:polygon draw:style-name="gr9" draw:text-style-name="P8" draw:layer="layout" svg:width="3.2cm" svg:height="24cm" svg:x="12.8cm" svg:y="0.018cm" svg:viewBox="0 0 3201 24001" draw:points="3201,24001 0,24001 0,0 3201,0">
              <text:p/>
            </draw:polygon>
            <draw:polygon draw:style-name="gr3" draw:text-style-name="P4" draw:layer="layout" svg:width="3.2cm" svg:height="24cm" svg:x="12.8cm" svg:y="0.018cm" svg:viewBox="0 0 3201 24001" draw:points="3201,24001 0,24001 0,0 3201,0">
              <text:p/>
            </draw:polygon>
          </draw:g>
          <draw:frame draw:style-name="gr15" draw:text-style-name="P7" draw:layer="layout" svg:width="3.2cm" svg:height="24cm" svg:x="12.8cm" svg:y="0.0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9601,3231 0,3231 0,0 9601,0">
              <text:p/>
            </draw:polygon>
            <draw:polygon draw:style-name="gr3" draw:text-style-name="P4" draw:layer="layout" svg:width="9.6cm" svg:height="3.23cm" svg:x="3.2cm" svg:y="0.013cm" svg:viewBox="0 0 9601 3231" draw:points="9601,3231 0,3231 0,0 9601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3.18cm" svg:x="0cm" svg:y="12.82cm" svg:viewBox="0 0 3201 3181" draw:points="3201,0 0,0 3201,3181">
              <text:p/>
            </draw:polygon>
            <draw:polygon draw:style-name="gr3" draw:text-style-name="P4" draw:layer="layout" svg:width="3.2cm" svg:height="3.18cm" svg:x="0cm" svg:y="12.82cm" svg:viewBox="0 0 3201 3181" draw:points="3201,0 0,0 3201,3181">
              <text:p/>
            </draw:polygon>
          </draw:g>
          <draw:frame draw:style-name="gr12" draw:text-style-name="P7" draw:layer="layout" svg:width="3.2cm" svg:height="3.18cm" svg:x="0cm" svg:y="12.82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.038cm" svg:viewBox="0 0 3201 3201" draw:points="3201,0 3201,3201 0,3201">
              <text:p/>
            </draw:polygon>
            <draw:polygon draw:style-name="gr3" draw:text-style-name="P4" draw:layer="layout" svg:width="3.2cm" svg:height="3.2cm" svg:x="0cm" svg:y="0.038cm" svg:viewBox="0 0 3201 3201" draw:points="3201,0 3201,3201 0,3201">
              <text:p/>
            </draw:polygon>
          </draw:g>
          <draw:frame draw:style-name="gr14" draw:text-style-name="P7" draw:layer="layout" svg:width="3.2cm" svg:height="3.2cm" svg:x="0cm" svg:y="0.038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2.8cm" svg:viewBox="0 0 9601 3201" draw:points="9601,3201 0,3201 0,0 9601,0">
              <text:p/>
            </draw:polygon>
            <draw:polygon draw:style-name="gr3" draw:text-style-name="P4" draw:layer="layout" svg:width="9.6cm" svg:height="3.2cm" svg:x="3.2cm" svg:y="12.8cm" svg:viewBox="0 0 9601 3201" draw:points="9601,3201 0,3201 0,0 9601,0">
              <text:p/>
            </draw:polygon>
          </draw:g>
          <draw:frame draw:style-name="gr14" draw:text-style-name="P7" draw:layer="layout" svg:width="9.6cm" svg:height="3.2cm" svg:x="3.2cm" svg:y="12.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9.562cm" svg:x="0cm" svg:y="3.238cm" svg:viewBox="0 0 3201 9563" draw:points="3201,9563 0,9563 0,0 3201,0">
              <text:p/>
            </draw:polygon>
            <draw:polygon draw:style-name="gr3" draw:text-style-name="P4" draw:layer="layout" svg:width="3.2cm" svg:height="9.562cm" svg:x="0cm" svg:y="3.238cm" svg:viewBox="0 0 3201 9563" draw:points="3201,9563 0,9563 0,0 3201,0">
              <text:p/>
            </draw:polygon>
          </draw:g>
          <draw:frame draw:style-name="gr36" draw:text-style-name="P7" draw:layer="layout" svg:width="3.2cm" svg:height="9.562cm" svg:x="0cm" svg:y="3.23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8cm" svg:height="8cm" svg:x="0cm" svg:y="16cm" svg:viewBox="0 0 8001 8001" draw:points="0,8001 3200,8001 8001,0 4801,0">
              <text:p/>
            </draw:polygon>
            <draw:polygon draw:style-name="gr3" draw:text-style-name="P4" draw:layer="layout" svg:width="8cm" svg:height="8cm" svg:x="0cm" svg:y="16cm" svg:viewBox="0 0 8001 8001" draw:points="0,8001 3200,8001 8001,0 4801,0">
              <text:p/>
            </draw:polygon>
          </draw:g>
          <draw:frame draw:style-name="gr48" draw:text-style-name="P7" draw:layer="layout" svg:width="8cm" svg:height="8cm" svg:x="0cm" svg:y="16cm">
            <draw:text-box>
              <text:p text:style-name="P6"><text:span text:style-name="T2">5</text:span></text:p>
            </draw:text-box>
          </draw:frame>
        </draw:g>
      </draw:page>
      <draw:page draw:name="page34" draw:style-name="dp1" draw:master-page-name="PM32">
        <draw:g>
          <draw:polygon draw:style-name="gr9" draw:text-style-name="P8" draw:layer="layout" svg:width="1.6cm" svg:height="1.62cm" svg:x="0cm" svg:y="22.4cm" svg:viewBox="0 0 1601 1621" draw:points="0,1621 1601,1621 1601,0 0,0">
            <text:p/>
          </draw:polygon>
          <draw:polygon draw:style-name="gr3" draw:text-style-name="P4" draw:layer="layout" svg:width="1.6cm" svg:height="1.62cm" svg:x="0cm" svg:y="22.4cm" svg:viewBox="0 0 1601 1621" draw:points="0,1621 1601,1621 1601,0 0,0">
            <text:p/>
          </draw:polygon>
        </draw:g>
        <draw:g>
          <draw:polygon draw:style-name="gr9" draw:text-style-name="P8" draw:layer="layout" svg:width="1.6cm" svg:height="1.62cm" svg:x="3.2cm" svg:y="22.4cm" svg:viewBox="0 0 1601 1621" draw:points="0,1621 1601,1621 1601,0 0,0">
            <text:p/>
          </draw:polygon>
          <draw:polygon draw:style-name="gr3" draw:text-style-name="P4" draw:layer="layout" svg:width="1.6cm" svg:height="1.62cm" svg:x="3.2cm" svg:y="22.4cm" svg:viewBox="0 0 1601 1621" draw:points="0,1621 1601,1621 1601,0 0,0">
            <text:p/>
          </draw:polygon>
        </draw:g>
        <draw:g>
          <draw:polygon draw:style-name="gr9" draw:text-style-name="P8" draw:layer="layout" svg:width="1.6cm" svg:height="1.58cm" svg:x="6.4cm" svg:y="22.42cm" svg:viewBox="0 0 1601 1581" draw:points="0,1581 1601,1581 1601,0 0,0">
            <text:p/>
          </draw:polygon>
          <draw:polygon draw:style-name="gr3" draw:text-style-name="P4" draw:layer="layout" svg:width="1.6cm" svg:height="1.58cm" svg:x="6.4cm" svg:y="22.42cm" svg:viewBox="0 0 1601 1581" draw:points="0,1581 1601,1581 1601,0 0,0">
            <text:p/>
          </draw:polygon>
        </draw:g>
        <draw:polygon draw:style-name="gr49" draw:text-style-name="P1" draw:layer="layout" svg:width="9.599cm" svg:height="9.599cm" svg:x="0cm" svg:y="8cm" svg:viewBox="0 0 9600 9600" draw:points="0,3200 3200,0 9600,6400 6400,9600">
          <text:p/>
        </draw:polygon>
        <draw:polygon draw:style-name="gr49" draw:text-style-name="P1" draw:layer="layout" svg:width="9.599cm" svg:height="9.599cm" svg:x="0cm" svg:y="8cm" svg:viewBox="0 0 9600 9600" draw:points="9600,3200 6400,0 0,6400 3200,9600">
          <text:p/>
        </draw:polygon>
      </draw:page>
      <draw:page draw:name="1" draw:style-name="dp1" draw:master-page-name="PM33">
        <draw:g>
          <draw:g>
            <draw:polygon draw:style-name="gr50" draw:text-style-name="P10" draw:layer="layout" svg:width="3.2cm" svg:height="23.98cm" svg:x="6.4cm" svg:y="0.02cm" svg:viewBox="0 0 3201 23981" draw:points="0,23981 3201,23981 3201,0 0,0">
              <text:p/>
            </draw:polygon>
            <draw:polygon draw:style-name="gr51" draw:text-style-name="P10" draw:layer="layout" svg:width="3.2cm" svg:height="23.98cm" svg:x="6.4cm" svg:y="0.02cm" svg:viewBox="0 0 3201 23981" draw:points="0,23981 3201,23981 3201,0 0,0">
              <text:p/>
            </draw:polygon>
          </draw:g>
          <draw:frame draw:style-name="gr52" draw:text-style-name="P11" draw:layer="layout" svg:width="3.2cm" svg:height="23.98cm" svg:x="6.4cm" svg:y="0.0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50" draw:text-style-name="P10" draw:layer="layout" svg:width="15.999cm" svg:height="0cm" svg:x="0cm" svg:y="23.891cm" svg:viewBox="0 0 16000 0" draw:points="0,0 16000,0 16000,0">
              <text:p/>
            </draw:polygon>
            <draw:polygon draw:style-name="gr51" draw:text-style-name="P10" draw:layer="layout" svg:width="15.999cm" svg:height="0cm" svg:x="0cm" svg:y="23.891cm" svg:viewBox="0 0 16000 0" draw:points="0,0 16000,0 16000,0">
              <text:p/>
            </draw:polygon>
          </draw:g>
          <draw:frame draw:style-name="gr53" draw:text-style-name="P11" draw:layer="layout" svg:width="15.997cm" svg:height="0.877cm" svg:x="0cm" svg:y="23.453cm">
            <draw:text-box>
              <text:p text:style-name="P6"><text:span text:style-name="T3">3</text:span></text:p>
            </draw:text-box>
          </draw:frame>
        </draw:g>
        <draw:polygon draw:style-name="gr54" draw:text-style-name="P12" draw:layer="layout" svg:width="4.855cm" svg:height="8.751cm" svg:x="1.6cm" svg:y="0cm" svg:viewBox="0 0 4856 8752" draw:points="4856,3952 4800,0 0,4800 56,8752">
          <text:p text:style-name="P1">1</text:p>
        </draw:polygon>
      </draw:page>
      <draw:page draw:name="2" draw:style-name="dp1" draw:master-page-name="PM34">
        <draw:g>
          <draw:g>
            <draw:polygon draw:style-name="gr9" draw:text-style-name="P8" draw:layer="layout" svg:width="16cm" svg:height="3.2cm" svg:x="0cm" svg:y="0cm" svg:viewBox="0 0 16001 3201" draw:points="0,3201 3199,0 12802,0 16001,3201">
              <text:p/>
            </draw:polygon>
            <draw:polygon draw:style-name="gr3" draw:text-style-name="P4" draw:layer="layout" svg:width="16cm" svg:height="3.2cm" svg:x="0cm" svg:y="0cm" svg:viewBox="0 0 16001 3201" draw:points="0,3201 3199,0 12802,0 16001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6cm" svg:height="3.18cm" svg:x="0cm" svg:y="20.8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20.8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20.8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3.2cm" svg:viewBox="0 0 3201 11201" draw:points="3201,0 3201,8001 0,11201 0,0">
              <text:p/>
            </draw:polygon>
            <draw:polygon draw:style-name="gr3" draw:text-style-name="P4" draw:layer="layout" svg:width="3.2cm" svg:height="11.2cm" svg:x="12.8cm" svg:y="3.2cm" svg:viewBox="0 0 3201 11201" draw:points="3201,0 3201,8001 0,11201 0,0">
              <text:p/>
            </draw:polygon>
          </draw:g>
          <draw:frame draw:style-name="gr44" draw:text-style-name="P7" draw:layer="layout" svg:width="3.2cm" svg:height="11.2cm" svg:x="12.8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11.18cm" svg:viewBox="0 0 9601 3221" draw:points="0,3221 9601,3221 9601,0 0,0">
              <text:p/>
            </draw:polygon>
            <draw:polygon draw:style-name="gr3" draw:text-style-name="P4" draw:layer="layout" svg:width="9.6cm" svg:height="3.22cm" svg:x="3.2cm" svg:y="11.18cm" svg:viewBox="0 0 9601 3221" draw:points="0,3221 9601,3221 9601,0 0,0">
              <text:p/>
            </draw:polygon>
          </draw:g>
          <draw:frame draw:style-name="gr55" draw:text-style-name="P7" draw:layer="layout" svg:width="9.6cm" svg:height="3.22cm" svg:x="3.2cm" svg:y="11.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9.62cm" svg:x="0cm" svg:y="11.18cm" svg:viewBox="0 0 3201 9621" draw:points="0,9621 0,3221 3201,0 3201,9621">
              <text:p/>
            </draw:polygon>
            <draw:polygon draw:style-name="gr3" draw:text-style-name="P4" draw:layer="layout" svg:width="3.2cm" svg:height="9.62cm" svg:x="0cm" svg:y="11.18cm" svg:viewBox="0 0 3201 9621" draw:points="0,9621 0,3221 3201,0 3201,9621">
              <text:p/>
            </draw:polygon>
          </draw:g>
          <draw:frame draw:style-name="gr13" draw:text-style-name="P7" draw:layer="layout" svg:width="3.2cm" svg:height="9.62cm" svg:x="0cm" svg:y="11.18cm">
            <draw:text-box>
              <text:p text:style-name="P6"><text:span text:style-name="T2">4</text:span></text:p>
            </draw:text-box>
          </draw:frame>
        </draw:g>
      </draw:page>
      <draw:page draw:name="3" draw:style-name="dp1" draw:master-page-name="PM35">
        <draw:g>
          <draw:g>
            <draw:polygon draw:style-name="gr9" draw:text-style-name="P8" draw:layer="layout" svg:width="3.2cm" svg:height="7.3cm" svg:x="12.8cm" svg:y="13.538cm" svg:viewBox="0 0 3201 7301" draw:points="0,7301 3201,7301 3201,0 0,0">
              <text:p/>
            </draw:polygon>
            <draw:polygon draw:style-name="gr3" draw:text-style-name="P4" draw:layer="layout" svg:width="3.2cm" svg:height="7.3cm" svg:x="12.8cm" svg:y="13.538cm" svg:viewBox="0 0 3201 7301" draw:points="0,7301 3201,7301 3201,0 0,0">
              <text:p/>
            </draw:polygon>
          </draw:g>
          <draw:frame draw:style-name="gr16" draw:text-style-name="P7" draw:layer="layout" svg:width="3.2cm" svg:height="7.3cm" svg:x="12.8cm" svg:y="13.5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9.6cm" svg:height="3.2cm" svg:x="3.2cm" svg:y="10.338cm" svg:viewBox="0 0 9601 3201" draw:points="0,3201 9601,3201 9601,0 0,0">
              <text:p/>
            </draw:polygon>
            <draw:polygon draw:style-name="gr3" draw:text-style-name="P4" draw:layer="layout" svg:width="9.6cm" svg:height="3.2cm" svg:x="3.2cm" svg:y="10.338cm" svg:viewBox="0 0 9601 3201" draw:points="0,3201 9601,3201 9601,0 0,0">
              <text:p/>
            </draw:polygon>
          </draw:g>
          <draw:frame draw:style-name="gr14" draw:text-style-name="P7" draw:layer="layout" svg:width="9.6cm" svg:height="3.2cm" svg:x="3.2cm" svg:y="10.338cm">
            <draw:text-box>
              <text:p text:style-name="P6"><text:span text:style-name="T3">3</text:span></text:p>
            </draw:text-box>
          </draw:frame>
        </draw:g>
        <draw:g>
          <draw:polygon draw:style-name="gr9" draw:text-style-name="P8" draw:layer="layout" svg:width="3.2cm" svg:height="3.2cm" svg:x="12.8cm" svg:y="10.338cm" svg:viewBox="0 0 3201 3201" draw:points="0,3201 3201,3201 0,1600 3201,0 0,0">
            <text:p/>
          </draw:polygon>
          <draw:polygon draw:style-name="gr3" draw:text-style-name="P4" draw:layer="layout" svg:width="3.2cm" svg:height="3.2cm" svg:x="12.8cm" svg:y="10.338cm" svg:viewBox="0 0 3201 3201" draw:points="0,3201 3201,3201 0,1600 3201,0 0,0">
            <text:p/>
          </draw:polygon>
        </draw:g>
        <draw:g>
          <draw:g>
            <draw:polygon draw:style-name="gr9" draw:text-style-name="P8" draw:layer="layout" svg:width="3.2cm" svg:height="7.107cm" svg:x="12.8cm" svg:y="3.238cm" svg:viewBox="0 0 3201 7108" draw:points="0,7108 3201,7108 3201,0 0,0">
              <text:p/>
            </draw:polygon>
            <draw:polygon draw:style-name="gr3" draw:text-style-name="P4" draw:layer="layout" svg:width="3.2cm" svg:height="7.107cm" svg:x="12.8cm" svg:y="3.238cm" svg:viewBox="0 0 3201 7108" draw:points="0,7108 3201,7108 3201,0 0,0">
              <text:p/>
            </draw:polygon>
          </draw:g>
          <draw:frame draw:style-name="gr26" draw:text-style-name="P7" draw:layer="layout" svg:width="3.2cm" svg:height="7.107cm" svg:x="12.8cm" svg:y="3.238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6cm" svg:height="3.238cm" svg:x="0cm" svg:y="0cm" svg:viewBox="0 0 16001 3239" draw:points="16001,3239 0,3239 3199,0 12802,0">
              <text:p/>
            </draw:polygon>
            <draw:polygon draw:style-name="gr3" draw:text-style-name="P4" draw:layer="layout" svg:width="16cm" svg:height="3.238cm" svg:x="0cm" svg:y="0cm" svg:viewBox="0 0 16001 3239" draw:points="16001,3239 0,3239 3199,0 12802,0">
              <text:p/>
            </draw:polygon>
          </draw:g>
          <draw:frame draw:style-name="gr56" draw:text-style-name="P7" draw:layer="layout" svg:width="16cm" svg:height="3.238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6cm" svg:height="3.238cm" svg:x="0cm" svg:y="20.8cm" svg:viewBox="0 0 16001 3239" draw:points="16001,0 0,0 3199,3239 12802,3239">
              <text:p/>
            </draw:polygon>
            <draw:polygon draw:style-name="gr3" draw:text-style-name="P4" draw:layer="layout" svg:width="16cm" svg:height="3.238cm" svg:x="0cm" svg:y="20.8cm" svg:viewBox="0 0 16001 3239" draw:points="16001,0 0,0 3199,3239 12802,3239">
              <text:p/>
            </draw:polygon>
          </draw:g>
          <draw:frame draw:style-name="gr56" draw:text-style-name="P7" draw:layer="layout" svg:width="16cm" svg:height="3.238cm" svg:x="0cm" svg:y="20.8cm">
            <draw:text-box>
              <text:p text:style-name="P6"><text:span text:style-name="T2">5</text:span></text:p>
            </draw:text-box>
          </draw:frame>
        </draw:g>
      </draw:page>
      <draw:page draw:name="4" draw:style-name="dp1" draw:master-page-name="PM36">
        <draw:g>
          <draw:g>
            <draw:polygon draw:style-name="gr9" draw:text-style-name="P8" draw:layer="layout" svg:width="3.2cm" svg:height="23.98cm" svg:x="12.8cm" svg:y="0cm" svg:viewBox="0 0 3201 23981" draw:points="0,23981 3201,23981 3201,0 0,0">
              <text:p/>
            </draw:polygon>
            <draw:polygon draw:style-name="gr3" draw:text-style-name="P4" draw:layer="layout" svg:width="3.2cm" svg:height="23.98cm" svg:x="12.8cm" svg:y="0cm" svg:viewBox="0 0 3201 23981" draw:points="0,23981 3201,23981 3201,0 0,0">
              <text:p/>
            </draw:polygon>
          </draw:g>
          <draw:frame draw:style-name="gr30" draw:text-style-name="P7" draw:layer="layout" svg:width="3.2cm" svg:height="23.98cm" svg:x="12.8cm" svg:y="0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cm" svg:x="0cm" svg:y="16cm" svg:viewBox="0 0 12801 3201" draw:points="0,3201 12801,3201 12801,0 0,0">
              <text:p/>
            </draw:polygon>
            <draw:polygon draw:style-name="gr3" draw:text-style-name="P4" draw:layer="layout" svg:width="12.8cm" svg:height="3.2cm" svg:x="0cm" svg:y="16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0cm" svg:y="16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12.8cm" svg:height="16cm" svg:x="0cm" svg:y="0cm" svg:viewBox="0 0 12801 16001" draw:points="12801,0 12801,6000 4800,16001 0,16001">
              <text:p/>
            </draw:polygon>
            <draw:polygon draw:style-name="gr3" draw:text-style-name="P4" draw:layer="layout" svg:width="12.8cm" svg:height="16cm" svg:x="0cm" svg:y="0cm" svg:viewBox="0 0 12801 16001" draw:points="12801,0 12801,6000 4800,16001 0,16001">
              <text:p/>
            </draw:polygon>
          </draw:g>
          <draw:frame draw:style-name="gr57" draw:text-style-name="P7" draw:layer="layout" svg:width="12.8cm" svg:height="16cm" svg:x="0cm" svg:y="0cm">
            <draw:text-box>
              <text:p text:style-name="P6"><text:span text:style-name="T2">1</text:span></text:p>
            </draw:text-box>
          </draw:frame>
        </draw:g>
      </draw:page>
      <draw:page draw:name="5" draw:style-name="dp1" draw:master-page-name="PM37">
        <draw:g>
          <draw:g>
            <draw:polygon draw:style-name="gr9" draw:text-style-name="P8" draw:layer="layout" svg:width="16cm" svg:height="3.2cm" svg:x="0cm" svg:y="20.78cm" svg:viewBox="0 0 16001 3201" draw:points="0,0 3199,3201 12802,3201 16001,0">
              <text:p/>
            </draw:polygon>
            <draw:polygon draw:style-name="gr3" draw:text-style-name="P4" draw:layer="layout" svg:width="16cm" svg:height="3.2cm" svg:x="0cm" svg:y="20.78cm" svg:viewBox="0 0 16001 3201" draw:points="0,0 3199,3201 12802,3201 16001,0">
              <text:p/>
            </draw:polygon>
          </draw:g>
          <draw:frame draw:style-name="gr14" draw:text-style-name="P7" draw:layer="layout" svg:width="16cm" svg:height="3.2cm" svg:x="0cm" svg:y="20.78cm">
            <draw:text-box>
              <text:p text:style-name="P6"><text:span text:style-name="T4">5</text:span></text:p>
            </draw:text-box>
          </draw:frame>
        </draw:g>
        <draw:g>
          <draw:g>
            <draw:polygon draw:style-name="gr9" draw:text-style-name="P8" draw:layer="layout" svg:width="16cm" svg:height="3.18cm" svg:x="0cm" svg:y="0cm" svg:viewBox="0 0 16001 3181" draw:points="0,0 16001,0 16001,3181 0,3181">
              <text:p/>
            </draw:polygon>
            <draw:polygon draw:style-name="gr3" draw:text-style-name="P4" draw:layer="layout" svg:width="16cm" svg:height="3.18cm" svg:x="0cm" svg:y="0cm" svg:viewBox="0 0 16001 3181" draw:points="0,0 16001,0 16001,3181 0,3181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5">1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9.58cm" svg:viewBox="0 0 3201 11201" draw:points="3201,11201 3201,3200 0,0 0,11201">
              <text:p/>
            </draw:polygon>
            <draw:polygon draw:style-name="gr3" draw:text-style-name="P4" draw:layer="layout" svg:width="3.2cm" svg:height="11.2cm" svg:x="12.8cm" svg:y="9.58cm" svg:viewBox="0 0 3201 11201" draw:points="3201,11201 3201,3200 0,0 0,11201">
              <text:p/>
            </draw:polygon>
          </draw:g>
          <draw:frame draw:style-name="gr44" draw:text-style-name="P7" draw:layer="layout" svg:width="3.2cm" svg:height="11.2cm" svg:x="12.8cm" svg:y="9.58cm">
            <draw:text-box>
              <text:p text:style-name="P6"><text:span text:style-name="T4">4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5" draw:text-style-name="P7" draw:layer="layout" svg:width="9.6cm" svg:height="3.22cm" svg:x="3.2cm" svg:y="9.58cm">
            <draw:text-box>
              <text:p text:style-name="P6"><text:span text:style-name="T5">3</text:span></text:p>
            </draw:text-box>
          </draw:frame>
        </draw:g>
        <draw:g>
          <draw:g>
            <draw:polygon draw:style-name="gr9" draw:text-style-name="P8" draw:layer="layout" svg:width="3.2cm" svg:height="9.62cm" svg:x="0cm" svg:y="3.18cm" svg:viewBox="0 0 3201 9621" draw:points="0,0 0,6400 3201,9621 3201,0">
              <text:p/>
            </draw:polygon>
            <draw:polygon draw:style-name="gr3" draw:text-style-name="P4" draw:layer="layout" svg:width="3.2cm" svg:height="9.62cm" svg:x="0cm" svg:y="3.18cm" svg:viewBox="0 0 3201 9621" draw:points="0,0 0,6400 3201,9621 3201,0">
              <text:p/>
            </draw:polygon>
          </draw:g>
          <draw:frame draw:style-name="gr13" draw:text-style-name="P7" draw:layer="layout" svg:width="3.2cm" svg:height="9.62cm" svg:x="0cm" svg:y="3.18cm">
            <draw:text-box>
              <text:p text:style-name="P6"><text:span text:style-name="T4">2</text:span></text:p>
            </draw:text-box>
          </draw:frame>
        </draw:g>
      </draw:page>
      <draw:page draw:name="6" draw:style-name="dp1" draw:master-page-name="PM38">
        <draw:g>
          <draw:g>
            <draw:polygon draw:style-name="gr9" draw:text-style-name="P8" draw:layer="layout" svg:width="16cm" svg:height="3.2cm" svg:x="0cm" svg:y="20.78cm" svg:viewBox="0 0 16001 3201" draw:points="0,0 3199,3201 12802,3201 16001,0">
              <text:p/>
            </draw:polygon>
            <draw:polygon draw:style-name="gr3" draw:text-style-name="P4" draw:layer="layout" svg:width="16cm" svg:height="3.2cm" svg:x="0cm" svg:y="20.78cm" svg:viewBox="0 0 16001 3201" draw:points="0,0 3199,3201 12802,3201 16001,0">
              <text:p/>
            </draw:polygon>
          </draw:g>
          <draw:frame draw:style-name="gr14" draw:text-style-name="P7" draw:layer="layout" svg:width="16cm" svg:height="3.2cm" svg:x="0cm" svg:y="20.78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16cm" svg:height="3.2cm" svg:x="0cm" svg:y="0cm" svg:viewBox="0 0 16001 3201" draw:points="3200,0 12802,0 16001,3180 0,3201">
              <text:p/>
            </draw:polygon>
            <draw:polygon draw:style-name="gr3" draw:text-style-name="P4" draw:layer="layout" svg:width="16cm" svg:height="3.2cm" svg:x="0cm" svg:y="0cm" svg:viewBox="0 0 16001 3201" draw:points="3200,0 12802,0 16001,3180 0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1.2cm" svg:x="12.8cm" svg:y="9.58cm" svg:viewBox="0 0 3201 11201" draw:points="3201,11201 3201,3200 0,0 0,11201">
              <text:p/>
            </draw:polygon>
            <draw:polygon draw:style-name="gr3" draw:text-style-name="P4" draw:layer="layout" svg:width="3.2cm" svg:height="11.2cm" svg:x="12.8cm" svg:y="9.58cm" svg:viewBox="0 0 3201 11201" draw:points="3201,11201 3201,3200 0,0 0,11201">
              <text:p/>
            </draw:polygon>
          </draw:g>
          <draw:frame draw:style-name="gr44" draw:text-style-name="P7" draw:layer="layout" svg:width="3.2cm" svg:height="11.2cm" svg:x="12.8cm" svg:y="9.5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5" draw:text-style-name="P7" draw:layer="layout" svg:width="9.6cm" svg:height="3.22cm" svg:x="3.2cm" svg:y="9.5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17.6cm" svg:x="0cm" svg:y="3.18cm" svg:viewBox="0 0 3201 17601" draw:points="0,0 0,17601 3201,17601 3201,20">
              <text:p/>
            </draw:polygon>
            <draw:polygon draw:style-name="gr3" draw:text-style-name="P4" draw:layer="layout" svg:width="3.2cm" svg:height="17.6cm" svg:x="0cm" svg:y="3.18cm" svg:viewBox="0 0 3201 17601" draw:points="0,0 0,17601 3201,17601 3201,20">
              <text:p/>
            </draw:polygon>
          </draw:g>
          <draw:frame draw:style-name="gr37" draw:text-style-name="P7" draw:layer="layout" svg:width="3.2cm" svg:height="17.6cm" svg:x="0cm" svg:y="3.18cm">
            <draw:text-box>
              <text:p text:style-name="P6"><text:span text:style-name="T2">2</text:span></text:p>
            </draw:text-box>
          </draw:frame>
        </draw:g>
      </draw:page>
      <draw:page draw:name="7" draw:style-name="dp1" draw:master-page-name="PM39">
        <draw:g>
          <draw:g>
            <draw:polygon draw:style-name="gr9" draw:text-style-name="P8" draw:layer="layout" svg:width="16cm" svg:height="3.18cm" svg:x="0cm" svg:y="0cm" svg:viewBox="0 0 16001 3181" draw:points="0,3181 16001,3181 16001,0 0,0">
              <text:p/>
            </draw:polygon>
            <draw:polygon draw:style-name="gr3" draw:text-style-name="P4" draw:layer="layout" svg:width="16cm" svg:height="3.18cm" svg:x="0cm" svg:y="0cm" svg:viewBox="0 0 16001 3181" draw:points="0,3181 16001,3181 16001,0 0,0">
              <text:p/>
            </draw:polygon>
          </draw:g>
          <draw:frame draw:style-name="gr12" draw:text-style-name="P7" draw:layer="layout" svg:width="16cm" svg:height="3.18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6cm" svg:height="20.82cm" svg:x="0cm" svg:y="3.18cm" svg:viewBox="0 0 16001 20821" draw:points="12802,0 0,20821 4801,20821 16001,1620">
              <text:p/>
            </draw:polygon>
            <draw:polygon draw:style-name="gr3" draw:text-style-name="P4" draw:layer="layout" svg:width="16cm" svg:height="20.82cm" svg:x="0cm" svg:y="3.18cm" svg:viewBox="0 0 16001 20821" draw:points="12802,0 0,20821 4801,20821 16001,1620">
              <text:p/>
            </draw:polygon>
          </draw:g>
          <draw:frame draw:style-name="gr58" draw:text-style-name="P7" draw:layer="layout" svg:width="16cm" svg:height="20.82cm" svg:x="0cm" svg:y="3.18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1.6cm" svg:x="12.8cm" svg:y="3.2cm" svg:viewBox="0 0 3201 1601" draw:points="0,0 3201,0 3200,1601">
              <text:p/>
            </draw:polygon>
            <draw:polygon draw:style-name="gr3" draw:text-style-name="P4" draw:layer="layout" svg:width="3.2cm" svg:height="1.6cm" svg:x="12.8cm" svg:y="3.2cm" svg:viewBox="0 0 3201 1601" draw:points="0,0 3201,0 3200,1601">
              <text:p/>
            </draw:polygon>
          </draw:g>
          <draw:frame draw:style-name="gr21" draw:text-style-name="P7" draw:layer="layout" svg:width="3.2cm" svg:height="1.6cm" svg:x="12.8cm" svg:y="3.2cm">
            <draw:text-box>
              <text:p text:style-name="P6"><text:span text:style-name="T2">3</text:span></text:p>
            </draw:text-box>
          </draw:frame>
        </draw:g>
      </draw:page>
      <draw:page draw:name="8" draw:style-name="dp1" draw:master-page-name="PM40">
        <draw:g>
          <draw:g>
            <draw:polygon draw:style-name="gr9" draw:text-style-name="P8" draw:layer="layout" svg:width="9.6cm" svg:height="3.18cm" svg:x="3.2cm" svg:y="20.8cm" svg:viewBox="0 0 9601 3181" draw:points="0,0 0,3181 9601,3181 9601,0">
              <text:p/>
            </draw:polygon>
            <draw:polygon draw:style-name="gr3" draw:text-style-name="P4" draw:layer="layout" svg:width="9.6cm" svg:height="3.18cm" svg:x="3.2cm" svg:y="20.8cm" svg:viewBox="0 0 9601 3181" draw:points="0,0 0,3181 9601,3181 9601,0">
              <text:p/>
            </draw:polygon>
          </draw:g>
          <draw:frame draw:style-name="gr12" draw:text-style-name="P7" draw:layer="layout" svg:width="9.6cm" svg:height="3.18cm" svg:x="3.2cm" svg:y="20.8cm">
            <draw:text-box>
              <text:p text:style-name="P6"><text:span text:style-name="T2">7</text:span></text:p>
            </draw:text-box>
          </draw:frame>
        </draw:g>
        <draw:g>
          <draw:g>
            <draw:polygon draw:style-name="gr9" draw:text-style-name="P8" draw:layer="layout" svg:width="9.602cm" svg:height="3.2cm" svg:x="3.2cm" svg:y="0cm" svg:viewBox="0 0 9603 3201" draw:points="0,0 9601,0 9603,3178 0,3201">
              <text:p/>
            </draw:polygon>
            <draw:polygon draw:style-name="gr3" draw:text-style-name="P4" draw:layer="layout" svg:width="9.602cm" svg:height="3.2cm" svg:x="3.2cm" svg:y="0cm" svg:viewBox="0 0 9603 3201" draw:points="0,0 9601,0 9603,3178 0,3201">
              <text:p/>
            </draw:polygon>
          </draw:g>
          <draw:frame draw:style-name="gr14" draw:text-style-name="P7" draw:layer="layout" svg:width="9.602cm" svg:height="3.2cm" svg:x="3.2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11.197cm" svg:x="12.8cm" svg:y="0.003cm" svg:viewBox="0 0 3201 11198" draw:points="3201,9598 3200,3177 3,0 0,11198">
              <text:p/>
            </draw:polygon>
            <draw:polygon draw:style-name="gr3" draw:text-style-name="P4" draw:layer="layout" svg:width="3.2cm" svg:height="11.197cm" svg:x="12.8cm" svg:y="0.003cm" svg:viewBox="0 0 3201 11198" draw:points="3201,9598 3200,3177 3,0 0,11198">
              <text:p/>
            </draw:polygon>
          </draw:g>
          <draw:frame draw:style-name="gr59" draw:text-style-name="P7" draw:layer="layout" svg:width="3.2cm" svg:height="11.197cm" svg:x="12.8cm" svg:y="0.003cm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9.58cm" svg:viewBox="0 0 9601 3221" draw:points="0,0 9601,0 9601,3221 0,3221">
              <text:p/>
            </draw:polygon>
            <draw:polygon draw:style-name="gr3" draw:text-style-name="P4" draw:layer="layout" svg:width="9.6cm" svg:height="3.22cm" svg:x="3.2cm" svg:y="9.58cm" svg:viewBox="0 0 9601 3221" draw:points="0,0 9601,0 9601,3221 0,3221">
              <text:p/>
            </draw:polygon>
          </draw:g>
          <draw:frame draw:style-name="gr55" draw:text-style-name="P7" draw:layer="layout" svg:width="9.6cm" svg:height="3.22cm" svg:x="3.2cm" svg:y="9.5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9" draw:text-style-name="P8" draw:layer="layout" svg:width="3.2cm" svg:height="11.2cm" svg:x="0cm" svg:y="0cm" svg:viewBox="0 0 3201 11201" draw:points="0,3179 0,9601 3201,11201 3201,0">
              <text:p/>
            </draw:polygon>
            <draw:polygon draw:style-name="gr3" draw:text-style-name="P4" draw:layer="layout" svg:width="3.2cm" svg:height="11.2cm" svg:x="0cm" svg:y="0cm" svg:viewBox="0 0 3201 11201" draw:points="0,3179 0,9601 3201,11201 3201,0">
              <text:p/>
            </draw:polygon>
          </draw:g>
          <draw:frame draw:style-name="gr44" draw:text-style-name="P7" draw:layer="layout" svg:width="3.2cm" svg:height="11.2cm" svg:x="0cm" svg:y="0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3.2cm" svg:height="12.8cm" svg:x="0cm" svg:y="11.2cm" svg:viewBox="0 0 3201 12801" draw:points="3201,0 0,1600 0,9580 3201,12801">
              <text:p/>
            </draw:polygon>
            <draw:polygon draw:style-name="gr3" draw:text-style-name="P4" draw:layer="layout" svg:width="3.2cm" svg:height="12.8cm" svg:x="0cm" svg:y="11.2cm" svg:viewBox="0 0 3201 12801" draw:points="3201,0 0,1600 0,9580 3201,12801">
              <text:p/>
            </draw:polygon>
          </draw:g>
          <draw:frame draw:style-name="gr41" draw:text-style-name="P7" draw:layer="layout" svg:width="3.2cm" svg:height="12.8cm" svg:x="0cm" svg:y="11.2cm">
            <draw:text-box>
              <text:p text:style-name="P6"><text:span text:style-name="T2">5</text:span></text:p>
            </draw:text-box>
          </draw:frame>
        </draw:g>
        <draw:g>
          <draw:g>
            <draw:polygon draw:style-name="gr9" draw:text-style-name="P8" draw:layer="layout" svg:width="3.2cm" svg:height="12.78cm" svg:x="12.8cm" svg:y="11.2cm" svg:viewBox="0 0 3201 12781" draw:points="3201,1599 0,0 0,12781 3201,9580">
              <text:p/>
            </draw:polygon>
            <draw:polygon draw:style-name="gr3" draw:text-style-name="P4" draw:layer="layout" svg:width="3.2cm" svg:height="12.78cm" svg:x="12.8cm" svg:y="11.2cm" svg:viewBox="0 0 3201 12781" draw:points="3201,1599 0,0 0,12781 3201,9580">
              <text:p/>
            </draw:polygon>
          </draw:g>
          <draw:frame draw:style-name="gr60" draw:text-style-name="P7" draw:layer="layout" svg:width="3.2cm" svg:height="12.78cm" svg:x="12.8cm" svg:y="11.2cm">
            <draw:text-box>
              <text:p text:style-name="P6"><text:span text:style-name="T2">6</text:span></text:p>
            </draw:text-box>
          </draw:frame>
        </draw:g>
      </draw:page>
      <draw:page draw:name="9" draw:style-name="dp1" draw:master-page-name="PM41">
        <draw:g>
          <draw:g>
            <draw:polygon draw:style-name="gr9" draw:text-style-name="P8" draw:layer="layout" svg:width="16cm" svg:height="3.2cm" svg:x="0cm" svg:y="0cm" svg:viewBox="0 0 16001 3201" draw:points="16001,3201 12802,0 3199,0 0,3201">
              <text:p/>
            </draw:polygon>
            <draw:polygon draw:style-name="gr3" draw:text-style-name="P4" draw:layer="layout" svg:width="16cm" svg:height="3.2cm" svg:x="0cm" svg:y="0cm" svg:viewBox="0 0 16001 3201" draw:points="16001,3201 12802,0 3199,0 0,3201">
              <text:p/>
            </draw:polygon>
          </draw:g>
          <draw:frame draw:style-name="gr14" draw:text-style-name="P7" draw:layer="layout" svg:width="16cm" svg:height="3.2cm" svg:x="0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18cm" svg:x="0cm" svg:y="20.8cm" svg:viewBox="0 0 12801 3181" draw:points="12801,3181 3199,3181 0,0 12801,0">
              <text:p/>
            </draw:polygon>
            <draw:polygon draw:style-name="gr3" draw:text-style-name="P4" draw:layer="layout" svg:width="12.8cm" svg:height="3.18cm" svg:x="0cm" svg:y="20.8cm" svg:viewBox="0 0 12801 3181" draw:points="12801,3181 3199,3181 0,0 12801,0">
              <text:p/>
            </draw:polygon>
          </draw:g>
          <draw:frame draw:style-name="gr12" draw:text-style-name="P7" draw:layer="layout" svg:width="12.8cm" svg:height="3.18cm" svg:x="0cm" svg:y="20.8cm">
            <draw:text-box>
              <text:p text:style-name="P6"><text:span text:style-name="T3">5</text:span></text:p>
            </draw:text-box>
          </draw:frame>
        </draw:g>
        <draw:g>
          <draw:g>
            <draw:polygon draw:style-name="gr9" draw:text-style-name="P8" draw:layer="layout" svg:width="3.2cm" svg:height="11.2cm" svg:x="0cm" svg:y="3.2cm" svg:viewBox="0 0 3201 11201" draw:points="0,0 0,8001 3201,11201 3201,0">
              <text:p/>
            </draw:polygon>
            <draw:polygon draw:style-name="gr3" draw:text-style-name="P4" draw:layer="layout" svg:width="3.2cm" svg:height="11.2cm" svg:x="0cm" svg:y="3.2cm" svg:viewBox="0 0 3201 11201" draw:points="0,0 0,8001 3201,11201 3201,0">
              <text:p/>
            </draw:polygon>
          </draw:g>
          <draw:frame draw:style-name="gr44" draw:text-style-name="P7" draw:layer="layout" svg:width="3.2cm" svg:height="11.2cm" svg:x="0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6cm" svg:height="3.22cm" svg:x="3.2cm" svg:y="11.18cm" svg:viewBox="0 0 9601 3221" draw:points="9601,3221 0,3221 0,0 9601,0">
              <text:p/>
            </draw:polygon>
            <draw:polygon draw:style-name="gr3" draw:text-style-name="P4" draw:layer="layout" svg:width="9.6cm" svg:height="3.22cm" svg:x="3.2cm" svg:y="11.18cm" svg:viewBox="0 0 9601 3221" draw:points="9601,3221 0,3221 0,0 9601,0">
              <text:p/>
            </draw:polygon>
          </draw:g>
          <draw:frame draw:style-name="gr55" draw:text-style-name="P7" draw:layer="layout" svg:width="9.6cm" svg:height="3.22cm" svg:x="3.2cm" svg:y="11.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20.78cm" svg:x="12.8cm" svg:y="3.2cm" svg:viewBox="0 0 3201 20781" draw:points="3201,17601 3201,0 0,0 0,20781">
              <text:p/>
            </draw:polygon>
            <draw:polygon draw:style-name="gr3" draw:text-style-name="P4" draw:layer="layout" svg:width="3.2cm" svg:height="20.78cm" svg:x="12.8cm" svg:y="3.2cm" svg:viewBox="0 0 3201 20781" draw:points="3201,17601 3201,0 0,0 0,20781">
              <text:p/>
            </draw:polygon>
          </draw:g>
          <draw:frame draw:style-name="gr61" draw:text-style-name="P7" draw:layer="layout" svg:width="3.2cm" svg:height="20.78cm" svg:x="12.8cm" svg:y="3.2cm">
            <draw:text-box>
              <text:p text:style-name="P6"><text:span text:style-name="T2">4</text:span></text:p>
            </draw:text-box>
          </draw:frame>
        </draw:g>
      </draw:page>
      <draw:page draw:name="page44" draw:style-name="dp1" draw:master-page-name="PM2">
        <draw:g>
          <draw:g>
            <draw:polygon draw:style-name="gr9" draw:text-style-name="P8" draw:layer="layout" svg:width="3.2cm" svg:height="24cm" svg:x="0cm" svg:y="0.018cm" svg:viewBox="0 0 3201 24001" draw:points="0,24001 3201,24001 3201,0 0,0">
              <text:p/>
            </draw:polygon>
            <draw:polygon draw:style-name="gr3" draw:text-style-name="P4" draw:layer="layout" svg:width="3.2cm" svg:height="24cm" svg:x="0cm" svg:y="0.018cm" svg:viewBox="0 0 3201 24001" draw:points="0,24001 3201,24001 3201,0 0,0">
              <text:p/>
            </draw:polygon>
          </draw:g>
          <draw:frame draw:style-name="gr15" draw:text-style-name="P7" draw:layer="layout" svg:width="3.2cm" svg:height="24cm" svg:x="0cm" svg:y="0.018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6cm" svg:height="3.23cm" svg:x="3.2cm" svg:y="0.013cm" svg:viewBox="0 0 9601 3231" draw:points="0,3231 9601,3231 9601,0 0,0">
              <text:p/>
            </draw:polygon>
            <draw:polygon draw:style-name="gr3" draw:text-style-name="P4" draw:layer="layout" svg:width="9.6cm" svg:height="3.23cm" svg:x="3.2cm" svg:y="0.013cm" svg:viewBox="0 0 9601 3231" draw:points="0,3231 9601,3231 9601,0 0,0">
              <text:p/>
            </draw:polygon>
          </draw:g>
          <draw:frame draw:style-name="gr11" draw:text-style-name="P7" draw:layer="layout" svg:width="9.6cm" svg:height="3.23cm" svg:x="3.2cm" svg:y="0.01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6cm" svg:height="3.18cm" svg:x="3.2cm" svg:y="20.838cm" svg:viewBox="0 0 9601 3181" draw:points="0,3181 9601,3181 9601,0 0,0">
              <text:p/>
            </draw:polygon>
            <draw:polygon draw:style-name="gr3" draw:text-style-name="P4" draw:layer="layout" svg:width="9.6cm" svg:height="3.18cm" svg:x="3.2cm" svg:y="20.838cm" svg:viewBox="0 0 9601 3181" draw:points="0,3181 9601,3181 9601,0 0,0">
              <text:p/>
            </draw:polygon>
          </draw:g>
          <draw:frame draw:style-name="gr12" draw:text-style-name="P7" draw:layer="layout" svg:width="9.6cm" svg:height="3.18cm" svg:x="3.2cm" svg:y="20.838cm">
            <draw:text-box>
              <text:p text:style-name="P6"><text:span text:style-name="T3">4</text:span></text:p>
            </draw:text-box>
          </draw:frame>
        </draw:g>
        <draw:g>
          <draw:g>
            <draw:polygon draw:style-name="gr62" draw:text-style-name="P13" draw:layer="layout" svg:width="3.249cm" svg:height="23.999cm" svg:x="12.75cm" svg:y="0cm" svg:viewBox="0 0 3250 24000" draw:points="3250,3000 49,0 0,24000 3250,21000">
              <text:p text:style-name="P1">3</text:p>
            </draw:polygon>
          </draw:g>
        </draw:g>
      </draw:page>
      <draw:page draw:name="page45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0.007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0.007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0.007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7.8cm" svg:height="3.2cm" svg:x="3.199cm" svg:y="10.049cm" svg:viewBox="0 0 7801 3201" draw:points="0,3201 7801,3201 7801,0 0,0">
              <text:p/>
            </draw:polygon>
            <draw:polygon draw:style-name="gr3" draw:text-style-name="P4" draw:layer="layout" svg:width="7.8cm" svg:height="3.2cm" svg:x="3.199cm" svg:y="10.049cm" svg:viewBox="0 0 7801 3201" draw:points="0,3201 7801,3201 7801,0 0,0">
              <text:p/>
            </draw:polygon>
          </draw:g>
          <draw:frame draw:style-name="gr14" draw:text-style-name="P9" draw:layer="layout" svg:width="7.8cm" svg:height="3.2cm" svg:x="3.199cm" svg:y="10.049cm">
            <draw:text-box>
              <text:p text:style-name="P6"><text:span text:style-name="T3">3</text:span></text:p>
            </draw:text-box>
          </draw:frame>
        </draw:g>
      </draw:page>
      <draw:page draw:name="page46" draw:style-name="dp1" draw:master-page-name="PM17">
        <draw:g>
          <draw:g>
            <draw:polygon draw:style-name="gr9" draw:text-style-name="P8" draw:layer="layout" svg:width="3.2cm" svg:height="17.6cm" svg:x="0cm" svg:y="3.2cm" svg:viewBox="0 0 3201 17601" draw:points="0,17601 3201,17601 3201,0 0,0">
              <text:p/>
            </draw:polygon>
            <draw:polygon draw:style-name="gr3" draw:text-style-name="P4" draw:layer="layout" svg:width="3.2cm" svg:height="17.6cm" svg:x="0cm" svg:y="3.2cm" svg:viewBox="0 0 3201 17601" draw:points="0,17601 3201,17601 3201,0 0,0">
              <text:p/>
            </draw:polygon>
          </draw:g>
          <draw:frame draw:style-name="gr37" draw:text-style-name="P7" draw:layer="layout" svg:width="3.2cm" svg:height="17.6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12.8cm" svg:height="3.23cm" svg:x="3.2cm" svg:y="0.013cm" svg:viewBox="0 0 12801 3231" draw:points="0,3231 12801,3231 12801,0 0,0">
              <text:p/>
            </draw:polygon>
            <draw:polygon draw:style-name="gr3" draw:text-style-name="P4" draw:layer="layout" svg:width="12.8cm" svg:height="3.23cm" svg:x="3.2cm" svg:y="0.013cm" svg:viewBox="0 0 12801 3231" draw:points="0,3231 12801,3231 12801,0 0,0">
              <text:p/>
            </draw:polygon>
          </draw:g>
          <draw:frame draw:style-name="gr11" draw:text-style-name="P7" draw:layer="layout" svg:width="12.8cm" svg:height="3.23cm" svg:x="3.2cm" svg:y="0.013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3.2cm" svg:x="0cm" svg:y="20.8cm" svg:viewBox="0 0 3201 3201" draw:points="3201,0 3201,3201 0,0">
              <text:p/>
            </draw:polygon>
            <draw:polygon draw:style-name="gr3" draw:text-style-name="P4" draw:layer="layout" svg:width="3.2cm" svg:height="3.2cm" svg:x="0cm" svg:y="20.8cm" svg:viewBox="0 0 3201 3201" draw:points="3201,0 3201,3201 0,0">
              <text:p/>
            </draw:polygon>
          </draw:g>
          <draw:frame draw:style-name="gr14" draw:text-style-name="P7" draw:layer="layout" svg:width="3.2cm" svg:height="3.2cm" draw:transform="rotate (-1.5707963267949) translate (3.2cm 20.8cm)">
            <draw:text-box>
              <text:p text:style-name="P6"><text:span text:style-name="T2">3</text:span></text:p>
            </draw:text-box>
          </draw:frame>
        </draw:g>
        <draw:g>
          <draw:g>
            <draw:polygon draw:style-name="gr9" draw:text-style-name="P8" draw:layer="layout" svg:width="3.2cm" svg:height="3.2cm" svg:x="0cm" svg:y="0cm" svg:viewBox="0 0 3201 3201" draw:points="0,3201 3201,3201 3201,0">
              <text:p/>
            </draw:polygon>
            <draw:polygon draw:style-name="gr3" draw:text-style-name="P4" draw:layer="layout" svg:width="3.2cm" svg:height="3.2cm" svg:x="0cm" svg:y="0cm" svg:viewBox="0 0 3201 3201" draw:points="0,3201 3201,3201 3201,0">
              <text:p/>
            </draw:polygon>
          </draw:g>
          <draw:frame draw:style-name="gr14" draw:text-style-name="P7" draw:layer="layout" svg:width="3.2cm" svg:height="3.2cm" draw:transform="rotate (1.5707963267949) translate (0cm 3.2cm)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2.8cm" svg:height="3.2cm" svg:x="3.2cm" svg:y="20.8cm" svg:viewBox="0 0 12801 3201" draw:points="0,3201 12801,3201 12801,0 0,0">
              <text:p/>
            </draw:polygon>
            <draw:polygon draw:style-name="gr3" draw:text-style-name="P4" draw:layer="layout" svg:width="12.8cm" svg:height="3.2cm" svg:x="3.2cm" svg:y="20.8cm" svg:viewBox="0 0 12801 3201" draw:points="0,3201 12801,3201 12801,0 0,0">
              <text:p/>
            </draw:polygon>
          </draw:g>
          <draw:frame draw:style-name="gr14" draw:text-style-name="P7" draw:layer="layout" svg:width="12.8cm" svg:height="3.2cm" svg:x="3.2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2.999cm" svg:height="5.95cm" svg:x="13cm" svg:y="15cm" svg:viewBox="0 0 3000 5951" draw:points="0,5951 3000,5951 3000,0 0,0">
              <text:p/>
            </draw:polygon>
            <draw:polygon draw:style-name="gr3" draw:text-style-name="P4" draw:layer="layout" svg:width="2.999cm" svg:height="5.95cm" svg:x="13cm" svg:y="15cm" svg:viewBox="0 0 3000 5951" draw:points="0,5951 3000,5951 3000,0 0,0">
              <text:p/>
            </draw:polygon>
          </draw:g>
          <draw:frame draw:style-name="gr63" draw:text-style-name="P9" draw:layer="layout" svg:width="3cm" svg:height="5.949cm" svg:x="13cm" svg:y="15cm">
            <draw:text-box>
              <text:p text:style-name="P6"><text:span text:style-name="T3">4</text:span></text:p>
            </draw:text-box>
          </draw:frame>
        </draw:g>
      </draw:page>
      <draw:page draw:name="page47" draw:style-name="dp1" draw:master-page-name="PM33">
        <draw:g>
          <draw:g>
            <draw:polygon draw:style-name="gr9" draw:text-style-name="P8" draw:layer="layout" svg:width="3.2cm" svg:height="17.999cm" svg:x="3.15cm" svg:y="3cm" svg:viewBox="0 0 3201 18000" draw:points="0,18000 3201,18000 3201,0 0,0">
              <text:p/>
            </draw:polygon>
            <draw:polygon draw:style-name="gr3" draw:text-style-name="P4" draw:layer="layout" svg:width="3.2cm" svg:height="17.999cm" svg:x="3.15cm" svg:y="3cm" svg:viewBox="0 0 3201 18000" draw:points="0,18000 3201,18000 3201,0 0,0">
              <text:p/>
            </draw:polygon>
          </draw:g>
          <draw:frame draw:style-name="gr64" draw:text-style-name="P9" draw:layer="layout" svg:width="3.2cm" svg:height="17.999cm" svg:x="3.15cm" svg:y="3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9.499cm" svg:height="2.999cm" svg:x="0cm" svg:y="0cm" svg:viewBox="0 0 9500 3000" draw:points="0,3000 9500,3000 9500,0 0,0">
              <text:p/>
            </draw:polygon>
            <draw:polygon draw:style-name="gr3" draw:text-style-name="P4" draw:layer="layout" svg:width="9.499cm" svg:height="2.999cm" svg:x="0cm" svg:y="0cm" svg:viewBox="0 0 9500 3000" draw:points="0,3000 9500,3000 9500,0 0,0">
              <text:p/>
            </draw:polygon>
          </draw:g>
          <draw:frame draw:style-name="gr65" draw:text-style-name="P9" draw:layer="layout" svg:width="9.497cm" svg:height="3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9.499cm" svg:height="2.999cm" svg:x="0cm" svg:y="21cm" svg:viewBox="0 0 9500 3000" draw:points="0,3000 9500,3000 9500,0 0,0">
              <text:p/>
            </draw:polygon>
            <draw:polygon draw:style-name="gr3" draw:text-style-name="P4" draw:layer="layout" svg:width="9.499cm" svg:height="2.999cm" svg:x="0cm" svg:y="21cm" svg:viewBox="0 0 9500 3000" draw:points="0,3000 9500,3000 9500,0 0,0">
              <text:p/>
            </draw:polygon>
          </draw:g>
          <draw:frame draw:style-name="gr65" draw:text-style-name="P9" draw:layer="layout" svg:width="9.497cm" svg:height="3cm" svg:x="0cm" svg:y="21cm">
            <draw:text-box>
              <text:p text:style-name="P6"><text:span text:style-name="T3">3</text:span></text:p>
            </draw:text-box>
          </draw:frame>
        </draw:g>
      </draw:page>
      <draw:page draw:name="page48" draw:style-name="dp1" draw:master-page-name="PM41">
        <draw:g>
          <draw:g>
            <draw:polygon draw:style-name="gr9" draw:text-style-name="P8" draw:layer="layout" svg:width="12.8cm" svg:height="3.18cm" svg:x="0cm" svg:y="20.8cm" svg:viewBox="0 0 12801 3181" draw:points="12801,3181 3199,3181 0,0 12801,0">
              <text:p/>
            </draw:polygon>
            <draw:polygon draw:style-name="gr3" draw:text-style-name="P4" draw:layer="layout" svg:width="12.8cm" svg:height="3.18cm" svg:x="0cm" svg:y="20.8cm" svg:viewBox="0 0 12801 3181" draw:points="12801,3181 3199,3181 0,0 12801,0">
              <text:p/>
            </draw:polygon>
          </draw:g>
          <draw:frame draw:style-name="gr12" draw:text-style-name="P7" draw:layer="layout" svg:width="12.8cm" svg:height="3.18cm" svg:x="0cm" svg:y="20.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199cm" svg:height="3.199cm" svg:x="0cm" svg:y="17.6cm" svg:viewBox="0 0 3200 3200" draw:points="3200,3200 0,3200 0,0 3200,0">
              <text:p/>
            </draw:polygon>
            <draw:polygon draw:style-name="gr3" draw:text-style-name="P4" draw:layer="layout" svg:width="3.199cm" svg:height="3.199cm" svg:x="0cm" svg:y="17.6cm" svg:viewBox="0 0 3200 3200" draw:points="3200,3200 0,3200 0,0 3200,0">
              <text:p/>
            </draw:polygon>
          </draw:g>
          <draw:frame draw:style-name="gr66" draw:text-style-name="P9" draw:layer="layout" svg:width="3.2cm" svg:height="3.199cm" svg:x="0cm" svg:y="17.6cm">
            <draw:text-box>
              <text:p text:style-name="P6"><text:span text:style-name="T3">1</text:span></text:p>
            </draw:text-box>
          </draw:frame>
        </draw:g>
        <draw:g>
          <draw:polygon draw:style-name="gr62" draw:text-style-name="P14" draw:layer="layout" svg:width="3.2cm" svg:height="23.98cm" svg:x="12.8cm" svg:y="0.019cm" svg:viewBox="0 0 3201 23981" draw:points="3200,20800 3201,0 0,0 0,23981">
            <text:p text:style-name="P1">2</text:p>
          </draw:polygon>
          <draw:polygon draw:style-name="gr3" draw:text-style-name="P4" draw:layer="layout" svg:width="3.2cm" svg:height="23.98cm" svg:x="12.8cm" svg:y="0.019cm" svg:viewBox="0 0 3201 23981" draw:points="3200,20800 3201,0 0,0 0,23981">
            <text:p/>
          </draw:polygon>
        </draw:g>
      </draw:page>
      <draw:page draw:name="page49" draw:style-name="dp1" draw:master-page-name="PM3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11.199cm" svg:height="3.2cm" svg:x="3.2cm" svg:y="20.693cm" svg:viewBox="0 0 11200 3201" draw:points="0,3201 11200,3201 11200,0 0,0">
              <text:p/>
            </draw:polygon>
            <draw:polygon draw:style-name="gr3" draw:text-style-name="P4" draw:layer="layout" svg:width="11.199cm" svg:height="3.2cm" svg:x="3.2cm" svg:y="20.693cm" svg:viewBox="0 0 11200 3201" draw:points="0,3201 11200,3201 11200,0 0,0">
              <text:p/>
            </draw:polygon>
          </draw:g>
          <draw:frame draw:style-name="gr14" draw:text-style-name="P9" draw:layer="layout" svg:width="11.199cm" svg:height="3.2cm" svg:x="3.2cm" svg:y="20.693cm">
            <draw:text-box>
              <text:p text:style-name="P6"><text:span text:style-name="T3">2</text:span></text:p>
            </draw:text-box>
          </draw:frame>
        </draw:g>
      </draw:page>
      <draw:page draw:name="page50" draw:style-name="dp1" draw:master-page-name="PM8">
        <draw:g>
          <draw:g>
            <draw:polygon draw:style-name="gr9" draw:text-style-name="P8" draw:layer="layout" svg:width="3.2cm" svg:height="23.893cm" svg:x="0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0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0cm" svg:y="0.007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3.893cm" svg:x="12.8cm" svg:y="0.007cm" svg:viewBox="0 0 3201 23894" draw:points="0,23894 3201,23894 3201,0 0,0">
              <text:p/>
            </draw:polygon>
            <draw:polygon draw:style-name="gr3" draw:text-style-name="P4" draw:layer="layout" svg:width="3.2cm" svg:height="23.893cm" svg:x="12.8cm" svg:y="0.007cm" svg:viewBox="0 0 3201 23894" draw:points="0,23894 3201,23894 3201,0 0,0">
              <text:p/>
            </draw:polygon>
          </draw:g>
          <draw:frame draw:style-name="gr19" draw:text-style-name="P7" draw:layer="layout" svg:width="3.2cm" svg:height="23.893cm" svg:x="12.8cm" svg:y="0.007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62" draw:text-style-name="P14" draw:layer="layout" svg:width="9.6cm" svg:height="23.992cm" svg:x="3.199cm" svg:y="0.007cm" svg:viewBox="0 0 9601 23993" draw:points="9601,23993 0,6319 0,0 9601,17566">
              <text:p text:style-name="P1">2</text:p>
            </draw:polygon>
            <draw:polygon draw:style-name="gr3" draw:text-style-name="P4" draw:layer="layout" svg:width="9.6cm" svg:height="23.992cm" svg:x="3.199cm" svg:y="0.007cm" svg:viewBox="0 0 9601 23993" draw:points="9601,23993 0,6319 0,0 9601,17566">
              <text:p/>
            </draw:polygon>
          </draw:g>
        </draw:g>
      </draw:page>
      <draw:page draw:name="page51" draw:style-name="dp1" draw:master-page-name="PM14">
        <draw:g>
          <draw:g>
            <draw:polygon draw:style-name="gr9" draw:text-style-name="P8" draw:layer="layout" svg:width="15.989cm" svg:height="3.2cm" svg:x="0.01cm" svg:y="0cm" svg:viewBox="0 0 15990 3201" draw:points="0,3191 2900,0 13081,0 15990,3201">
              <text:p/>
            </draw:polygon>
            <draw:polygon draw:style-name="gr3" draw:text-style-name="P4" draw:layer="layout" svg:width="15.989cm" svg:height="3.2cm" svg:x="0.01cm" svg:y="0cm" svg:viewBox="0 0 15990 3201" draw:points="0,3191 2900,0 13081,0 15990,3201">
              <text:p/>
            </draw:polygon>
          </draw:g>
          <draw:frame draw:style-name="gr14" draw:text-style-name="P9" draw:layer="layout" svg:width="15.989cm" svg:height="3.2cm" svg:x="0.01cm" svg:y="0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15.999cm" svg:height="3.2cm" svg:x="0cm" svg:y="20.8cm" svg:viewBox="0 0 16000 3201" draw:points="0,9 2901,3200 13089,3201 16000,0">
              <text:p/>
            </draw:polygon>
            <draw:polygon draw:style-name="gr3" draw:text-style-name="P4" draw:layer="layout" svg:width="15.999cm" svg:height="3.2cm" svg:x="0cm" svg:y="20.8cm" svg:viewBox="0 0 16000 3201" draw:points="0,9 2901,3200 13089,3201 16000,0">
              <text:p/>
            </draw:polygon>
          </draw:g>
          <draw:frame draw:style-name="gr14" draw:text-style-name="P9" draw:layer="layout" svg:width="15.999cm" svg:height="3.2cm" svg:x="0cm" svg:y="20.8cm">
            <draw:text-box>
              <text:p text:style-name="P6"><text:span text:style-name="T2">4</text:span></text:p>
            </draw:text-box>
          </draw:frame>
        </draw:g>
        <draw:g>
          <draw:g>
            <draw:polygon draw:style-name="gr9" draw:text-style-name="P8" draw:layer="layout" svg:width="3.2cm" svg:height="17.63cm" svg:x="0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0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0cm" svg:y="3.2cm">
            <draw:text-box>
              <text:p text:style-name="P6"><text:span text:style-name="T3">2</text:span></text:p>
            </draw:text-box>
          </draw:frame>
        </draw:g>
        <draw:g>
          <draw:g>
            <draw:polygon draw:style-name="gr9" draw:text-style-name="P8" draw:layer="layout" svg:width="3.2cm" svg:height="17.63cm" svg:x="12.8cm" svg:y="3.2cm" svg:viewBox="0 0 3201 17631" draw:points="0,17631 3201,17631 3201,0 0,0">
              <text:p/>
            </draw:polygon>
            <draw:polygon draw:style-name="gr3" draw:text-style-name="P4" draw:layer="layout" svg:width="3.2cm" svg:height="17.63cm" svg:x="12.8cm" svg:y="3.2cm" svg:viewBox="0 0 3201 17631" draw:points="0,17631 3201,17631 3201,0 0,0">
              <text:p/>
            </draw:polygon>
          </draw:g>
          <draw:frame draw:style-name="gr35" draw:text-style-name="P7" draw:layer="layout" svg:width="3.2cm" svg:height="17.63cm" svg:x="12.8cm" svg:y="3.2cm">
            <draw:text-box>
              <text:p text:style-name="P6"><text:span text:style-name="T3">3</text:span></text:p>
            </draw:text-box>
          </draw:frame>
        </draw:g>
        <draw:polygon draw:style-name="gr67" draw:text-style-name="P13" draw:layer="layout" svg:width="7.999cm" svg:height="7.999cm" svg:x="9.6cm" svg:y="17.6cm" svg:viewBox="0 0 8000 8000" draw:points="0,1600 1600,0 8000,6400 6400,8000">
          <text:p text:style-name="P1">5</text:p>
        </draw:polygon>
      </draw:page>
      <draw:page draw:name="page52" draw:style-name="dp1" draw:master-page-name="PM31">
        <draw:g>
          <draw:g>
            <draw:g>
              <draw:polygon draw:style-name="gr9" draw:text-style-name="P8" draw:layer="layout" svg:width="3.2cm" svg:height="24cm" svg:x="0cm" svg:y="-0.001cm" svg:viewBox="0 0 3201 24001" draw:points="0,24001 3201,24001 3201,0 0,0">
                <text:p/>
              </draw:polygon>
              <draw:polygon draw:style-name="gr3" draw:text-style-name="P4" draw:layer="layout" svg:width="3.2cm" svg:height="24cm" svg:x="0cm" svg:y="-0.001cm" svg:viewBox="0 0 3201 24001" draw:points="0,24001 3201,24001 3201,0 0,0">
                <text:p/>
              </draw:polygon>
            </draw:g>
            <draw:frame draw:style-name="gr15" draw:text-style-name="P9" draw:layer="layout" svg:width="3.2cm" svg:height="24cm" svg:x="0.001cm" svg:y="-0.001cm">
              <draw:text-box>
                <text:p text:style-name="P6"><text:span text:style-name="T3">1</text:span></text:p>
              </draw:text-box>
            </draw:frame>
          </draw:g>
          <draw:g>
            <draw:g>
              <draw:polygon draw:style-name="gr9" draw:text-style-name="P8" draw:layer="layout" svg:width="9.599cm" svg:height="3.23cm" svg:x="3.2cm" svg:y="-0.006cm" svg:viewBox="0 0 9600 3231" draw:points="0,3231 9600,3231 9600,0 0,0">
                <text:p/>
              </draw:polygon>
              <draw:polygon draw:style-name="gr3" draw:text-style-name="P4" draw:layer="layout" svg:width="9.599cm" svg:height="3.23cm" svg:x="3.2cm" svg:y="-0.006cm" svg:viewBox="0 0 9600 3231" draw:points="0,3231 9600,3231 9600,0 0,0">
                <text:p/>
              </draw:polygon>
            </draw:g>
            <draw:frame draw:style-name="gr11" draw:text-style-name="P9" draw:layer="layout" svg:width="9.599cm" svg:height="3.23cm" svg:x="3.201cm" svg:y="-0.006cm">
              <draw:text-box>
                <text:p text:style-name="P6"><text:span text:style-name="T3">2</text:span></text:p>
              </draw:text-box>
            </draw:frame>
          </draw:g>
          <draw:g>
            <draw:g>
              <draw:polygon draw:style-name="gr9" draw:text-style-name="P8" draw:layer="layout" svg:width="3.2cm" svg:height="3.18cm" svg:x="12.799cm" svg:y="12.801cm" svg:viewBox="0 0 3201 3181" draw:points="0,0 3201,0 0,3181">
                <text:p/>
              </draw:polygon>
              <draw:polygon draw:style-name="gr3" draw:text-style-name="P4" draw:layer="layout" svg:width="3.2cm" svg:height="3.18cm" svg:x="12.799cm" svg:y="12.801cm" svg:viewBox="0 0 3201 3181" draw:points="0,0 3201,0 0,3181">
                <text:p/>
              </draw:polygon>
            </draw:g>
            <draw:frame draw:style-name="gr12" draw:text-style-name="P9" draw:layer="layout" svg:width="3.2cm" svg:height="3.18cm" svg:x="12.8cm" svg:y="12.801cm">
              <draw:text-box>
                <text:p text:style-name="P6"><text:span text:style-name="T2">3</text:span></text:p>
              </draw:text-box>
            </draw:frame>
          </draw:g>
          <draw:g>
            <draw:g>
              <draw:polygon draw:style-name="gr9" draw:text-style-name="P8" draw:layer="layout" svg:width="3.2cm" svg:height="3.2cm" svg:x="12.799cm" svg:y="0.019cm" svg:viewBox="0 0 3201 3201" draw:points="0,0 0,3201 3201,3201">
                <text:p/>
              </draw:polygon>
              <draw:polygon draw:style-name="gr3" draw:text-style-name="P4" draw:layer="layout" svg:width="3.2cm" svg:height="3.2cm" svg:x="12.799cm" svg:y="0.019cm" svg:viewBox="0 0 3201 3201" draw:points="0,0 0,3201 3201,3201">
                <text:p/>
              </draw:polygon>
            </draw:g>
            <draw:frame draw:style-name="gr14" draw:text-style-name="P9" draw:layer="layout" svg:width="3.2cm" svg:height="3.2cm" svg:x="12.8cm" svg:y="0.019cm">
              <draw:text-box>
                <text:p text:style-name="P6"><text:span text:style-name="T2">3</text:span></text:p>
              </draw:text-box>
            </draw:frame>
          </draw:g>
          <draw:g>
            <draw:g>
              <draw:polygon draw:style-name="gr9" draw:text-style-name="P8" draw:layer="layout" svg:width="9.599cm" svg:height="3.2cm" svg:x="3.2cm" svg:y="12.781cm" svg:viewBox="0 0 9600 3201" draw:points="0,3201 9600,3201 9600,0 0,0">
                <text:p/>
              </draw:polygon>
              <draw:polygon draw:style-name="gr3" draw:text-style-name="P4" draw:layer="layout" svg:width="9.599cm" svg:height="3.2cm" svg:x="3.2cm" svg:y="12.781cm" svg:viewBox="0 0 9600 3201" draw:points="0,3201 9600,3201 9600,0 0,0">
                <text:p/>
              </draw:polygon>
            </draw:g>
            <draw:frame draw:style-name="gr14" draw:text-style-name="P9" draw:layer="layout" svg:width="9.599cm" svg:height="3.2cm" svg:x="3.201cm" svg:y="12.781cm">
              <draw:text-box>
                <text:p text:style-name="P6"><text:span text:style-name="T3">4</text:span></text:p>
              </draw:text-box>
            </draw:frame>
          </draw:g>
          <draw:g>
            <draw:g>
              <draw:polygon draw:style-name="gr9" draw:text-style-name="P8" draw:layer="layout" svg:width="3.2cm" svg:height="9.562cm" svg:x="12.799cm" svg:y="3.219cm" svg:viewBox="0 0 3201 9563" draw:points="0,9563 3201,9563 3201,0 0,0">
                <text:p/>
              </draw:polygon>
              <draw:polygon draw:style-name="gr3" draw:text-style-name="P4" draw:layer="layout" svg:width="3.2cm" svg:height="9.562cm" svg:x="12.799cm" svg:y="3.219cm" svg:viewBox="0 0 3201 9563" draw:points="0,9563 3201,9563 3201,0 0,0">
                <text:p/>
              </draw:polygon>
            </draw:g>
            <draw:frame draw:style-name="gr36" draw:text-style-name="P9" draw:layer="layout" svg:width="3.2cm" svg:height="9.562cm" svg:x="12.8cm" svg:y="3.219cm">
              <draw:text-box>
                <text:p text:style-name="P6"><text:span text:style-name="T3">3</text:span></text:p>
              </draw:text-box>
            </draw:frame>
          </draw:g>
          <draw:g>
            <draw:g>
              <draw:polygon draw:style-name="gr9" draw:text-style-name="P8" draw:layer="layout" svg:width="7.999cm" svg:height="8cm" svg:x="8cm" svg:y="15.981cm" svg:viewBox="0 0 8000 8001" draw:points="8000,8001 4801,8001 0,0 3200,0">
                <text:p/>
              </draw:polygon>
              <draw:polygon draw:style-name="gr3" draw:text-style-name="P4" draw:layer="layout" svg:width="7.999cm" svg:height="8cm" svg:x="8cm" svg:y="15.981cm" svg:viewBox="0 0 8000 8001" draw:points="8000,8001 4801,8001 0,0 3200,0">
                <text:p/>
              </draw:polygon>
            </draw:g>
            <draw:frame draw:style-name="gr48" draw:text-style-name="P9" draw:layer="layout" svg:width="8cm" svg:height="8cm" svg:x="8cm" svg:y="15.981cm">
              <draw:text-box>
                <text:p text:style-name="P6"><text:span text:style-name="T2">5</text:span></text:p>
              </draw:text-box>
            </draw:frame>
          </draw:g>
        </draw:g>
      </draw:page>
      <draw:page draw:name="page53" draw:style-name="dp1" draw:master-page-name="PM34">
        <draw:g>
          <draw:g>
            <draw:polygon draw:style-name="gr9" draw:text-style-name="P8" draw:layer="layout" svg:width="15.999cm" svg:height="3.2cm" svg:x="0cm" svg:y="-0.001cm" svg:viewBox="0 0 16000 3201" draw:points="16000,3201 12801,0 3199,0 0,3201">
              <text:p/>
            </draw:polygon>
            <draw:polygon draw:style-name="gr3" draw:text-style-name="P4" draw:layer="layout" svg:width="15.999cm" svg:height="3.2cm" svg:x="0cm" svg:y="-0.001cm" svg:viewBox="0 0 16000 3201" draw:points="16000,3201 12801,0 3199,0 0,3201">
              <text:p/>
            </draw:polygon>
          </draw:g>
          <draw:frame draw:style-name="gr14" draw:text-style-name="P9" draw:layer="layout" svg:width="15.999cm" svg:height="3.2cm" svg:x="0.001cm" svg:y="-0.001cm">
            <draw:text-box>
              <text:p text:style-name="P6"><text:span text:style-name="T2">1</text:span></text:p>
            </draw:text-box>
          </draw:frame>
        </draw:g>
        <draw:g>
          <draw:g>
            <draw:polygon draw:style-name="gr9" draw:text-style-name="P8" draw:layer="layout" svg:width="3.2cm" svg:height="10.381cm" svg:x="0cm" svg:y="3.2cm" svg:viewBox="0 0 3201 10382" draw:points="0,0 0,7416 3201,10382 3201,0">
              <text:p/>
            </draw:polygon>
            <draw:polygon draw:style-name="gr3" draw:text-style-name="P4" draw:layer="layout" svg:width="3.2cm" svg:height="10.381cm" svg:x="0cm" svg:y="3.2cm" svg:viewBox="0 0 3201 10382" draw:points="0,0 0,7416 3201,10382 3201,0">
              <text:p/>
            </draw:polygon>
          </draw:g>
          <draw:frame draw:style-name="gr68" draw:text-style-name="P9" draw:layer="layout" svg:width="3.2cm" svg:height="10.381cm" svg:x="0.001cm" svg:y="3.2cm">
            <draw:text-box>
              <text:p text:style-name="P6"><text:span text:style-name="T2">2</text:span></text:p>
            </draw:text-box>
          </draw:frame>
        </draw:g>
        <draw:g>
          <draw:g>
            <draw:polygon draw:style-name="gr9" draw:text-style-name="P8" draw:layer="layout" svg:width="9.599cm" svg:height="3.22cm" svg:x="3.2cm" svg:y="10.318cm" svg:viewBox="0 0 9600 3221" draw:points="9600,3221 0,3221 0,0 9600,0">
              <text:p/>
            </draw:polygon>
            <draw:polygon draw:style-name="gr3" draw:text-style-name="P4" draw:layer="layout" svg:width="9.599cm" svg:height="3.22cm" svg:x="3.2cm" svg:y="10.318cm" svg:viewBox="0 0 9600 3221" draw:points="9600,3221 0,3221 0,0 9600,0">
              <text:p/>
            </draw:polygon>
          </draw:g>
          <draw:frame draw:style-name="gr55" draw:text-style-name="P9" draw:layer="layout" svg:width="9.599cm" svg:height="3.22cm" svg:x="3.201cm" svg:y="10.318cm">
            <draw:text-box>
              <text:p text:style-name="P6"><text:span text:style-name="T3">3</text:span></text:p>
            </draw:text-box>
          </draw:frame>
        </draw:g>
        <draw:g>
          <draw:g>
            <draw:polygon draw:style-name="gr9" draw:text-style-name="P8" draw:layer="layout" svg:width="3.2cm" svg:height="10.463cm" svg:x="12.799cm" svg:y="10.337cm" svg:viewBox="0 0 3201 10464" draw:points="3201,10464 3201,3503 0,0 0,10464">
              <text:p/>
            </draw:polygon>
            <draw:polygon draw:style-name="gr3" draw:text-style-name="P4" draw:layer="layout" svg:width="3.2cm" svg:height="10.463cm" svg:x="12.799cm" svg:y="10.337cm" svg:viewBox="0 0 3201 10464" draw:points="3201,10464 3201,3503 0,0 0,10464">
              <text:p/>
            </draw:polygon>
          </draw:g>
          <draw:frame draw:style-name="gr69" draw:text-style-name="P9" draw:layer="layout" svg:width="3.2cm" svg:height="10.463cm" svg:x="12.8cm" svg:y="10.337cm">
            <draw:text-box>
              <text:p text:style-name="P6"><text:span text:style-name="T2">4</text:span></text:p>
            </draw:text-box>
          </draw:frame>
        </draw:g>
        <draw:g>
          <draw:polygon draw:style-name="gr9" draw:text-style-name="P8" draw:layer="layout" svg:width="15.999cm" svg:height="3.198cm" draw:transform="rotate (-3.14159265358979) translate (15.9996819983601cm 23.9987314376536cm)" svg:viewBox="0 0 16000 3199" draw:points="16000,3199 12801,0 3199,0 0,3199">
            <text:p/>
          </draw:polygon>
          <draw:polygon draw:style-name="gr3" draw:text-style-name="P4" draw:layer="layout" svg:width="15.999cm" svg:height="3.198cm" draw:transform="rotate (-3.14159265358979) translate (15.9996819983601cm 23.9987314376536cm)" svg:viewBox="0 0 16000 3199" draw:points="16000,3199 12801,0 3199,0 0,3199">
            <text:p/>
          </draw:polygon>
        </draw:g>
        <draw:frame draw:style-name="gr66" draw:text-style-name="P9" draw:layer="layout" svg:width="15.999cm" svg:height="3.199cm" svg:x="0.001cm" svg:y="20.801cm">
          <draw:text-box>
            <text:p text:style-name="P6"><text:span text:style-name="T2">5</text:span></text:p>
          </draw:text-box>
        </draw:frame>
      </draw:page>
      <draw:page draw:name="page54" draw:style-name="dp1" draw:master-page-name="PM14">
        <draw:g>
          <draw:g>
            <draw:polygon draw:style-name="gr9" draw:text-style-name="P8" draw:layer="layout" svg:width="3.2cm" svg:height="20.83cm" svg:x="0cm" svg:y="0cm" svg:viewBox="0 0 3201 20831" draw:points="0,20831 3201,20831 3201,0 0,0">
              <text:p/>
            </draw:polygon>
            <draw:polygon draw:style-name="gr3" draw:text-style-name="P4" draw:layer="layout" svg:width="3.2cm" svg:height="20.83cm" svg:x="0cm" svg:y="0cm" svg:viewBox="0 0 3201 20831" draw:points="0,20831 3201,20831 3201,0 0,0">
              <text:p/>
            </draw:polygon>
          </draw:g>
          <draw:frame draw:style-name="gr38" draw:text-style-name="P9" draw:layer="layout" svg:width="3.2cm" svg:height="20.83cm" svg:x="0cm" svg:y="0cm">
            <draw:text-box>
              <text:p text:style-name="P6"><text:span text:style-name="T3">1</text:span></text:p>
            </draw:text-box>
          </draw:frame>
        </draw:g>
        <draw:g>
          <draw:g>
            <draw:polygon draw:style-name="gr9" draw:text-style-name="P8" draw:layer="layout" svg:width="3.2cm" svg:height="20.799cm" svg:x="12.8cm" svg:y="0cm" svg:viewBox="0 0 3201 20800" draw:points="0,20800 3201,20800 3201,0 0,0">
              <text:p/>
            </draw:polygon>
            <draw:polygon draw:style-name="gr3" draw:text-style-name="P4" draw:layer="layout" svg:width="3.2cm" svg:height="20.799cm" svg:x="12.8cm" svg:y="0cm" svg:viewBox="0 0 3201 20800" draw:points="0,20800 3201,20800 3201,0 0,0">
              <text:p/>
            </draw:polygon>
          </draw:g>
          <draw:frame draw:style-name="gr70" draw:text-style-name="P9" draw:layer="layout" svg:width="3.2cm" svg:height="20.799cm" svg:x="12.8cm" svg:y="0cm">
            <draw:text-box>
              <text:p text:style-name="P6"><text:span text:style-name="T3">2</text:span></text:p>
            </draw:text-box>
          </draw:frame>
        </draw:g>
        <draw:polygon draw:style-name="gr54" draw:text-style-name="P12" draw:layer="layout" svg:width="15.999cm" svg:height="3.199cm" svg:x="0cm" svg:y="20.8cm" svg:viewBox="0 0 16000 3200" draw:points="0,0 16000,0 12800,3200 3200,3200">
          <text:p text:style-name="P1">3</text:p>
        </draw:polygon>
      </draw:page>
      <draw:page draw:name="page55" draw:style-name="dp1" draw:master-page-name="PM11">
        <draw:g>
          <draw:polygon draw:style-name="gr9" draw:text-style-name="P8" draw:layer="layout" svg:width="16cm" svg:height="24.011cm" draw:transform="rotate (-3.14159265358979) translate (16.001cm 24.012cm)" svg:viewBox="0 0 16001 24012" draw:points="16001,24012 9601,0 6400,0 0,24012 3200,24012 8000,6409 12802,24012">
            <text:p/>
          </draw:polygon>
          <draw:polygon draw:style-name="gr3" draw:text-style-name="P4" draw:layer="layout" svg:width="16cm" svg:height="24.011cm" draw:transform="rotate (-3.14159265358979) translate (16.001cm 24.012cm)" svg:viewBox="0 0 16001 24012" draw:points="16001,24012 9601,0 6400,0 0,24012 3200,24012 8000,6409 12802,24012">
            <text:p/>
          </draw:polygon>
        </draw:g>
        <draw:frame draw:style-name="gr15" draw:text-style-name="P9" draw:layer="layout" svg:width="16cm" svg:height="24cm" svg:x="0cm" svg:y="0cm">
          <draw:text-box>
            <text:p text:style-name="P6"><text:span text:style-name="T2">1 <text:s text:c="93"/>2</text:span></text:p>
          </draw:text-box>
        </draw:frame>
      </draw:page>
      <draw:page draw:name="page56" draw:style-name="dp1" draw:master-page-name="PM11">
        <draw:polygon draw:style-name="gr54" draw:text-style-name="P12" draw:layer="layout" svg:width="6.399cm" svg:height="23.999cm" svg:x="0cm" svg:y="0cm" svg:viewBox="0 0 6400 24000" draw:points="0,0 4800,24000 6400,16000 3200,0">
          <text:p text:style-name="P1">1</text:p>
        </draw:polygon>
        <draw:polygon draw:style-name="gr54" draw:text-style-name="P12" draw:layer="layout" svg:width="4.799cm" svg:height="15.999cm" svg:x="4.8cm" svg:y="8cm" svg:viewBox="0 0 4800 16000" draw:points="4800,8000 3200,16000 0,16000 3200,0">
          <text:p text:style-name="P1">2</text:p>
        </draw:polygon>
        <draw:polygon draw:style-name="gr54" draw:text-style-name="P12" draw:layer="layout" svg:width="6.399cm" svg:height="15.999cm" svg:x="8cm" svg:y="8cm" svg:viewBox="0 0 6400 16000" draw:points="0,0 3200,16000 6400,16000 3200,0">
          <text:p text:style-name="P1">3</text:p>
        </draw:polygon>
        <draw:polygon draw:style-name="gr54" draw:text-style-name="P12" draw:layer="layout" svg:width="6.399cm" svg:height="23.999cm" svg:x="12.8cm" svg:y="0cm" svg:viewBox="0 0 6400 24000" draw:points="6400,0 1600,24000 0,16000 3200,0">
          <text:p text:style-name="P1">4</text:p>
        </draw:polygon>
      </draw:page>
      <draw:page draw:name="page57" draw:style-name="dp1" draw:master-page-name="PM19">
        <draw:polygon draw:style-name="gr54" draw:text-style-name="P15" draw:layer="layout" svg:width="7.999cm" svg:height="12.799cm" svg:x="0cm" svg:y="0cm" svg:viewBox="0 0 8000 12800" draw:points="3200,0 0,0 6400,12800 8000,9600">
          <text:p text:style-name="P1"><text:span text:style-name="T6">1</text:span></text:p>
        </draw:polygon>
        <draw:polygon draw:style-name="gr54" draw:text-style-name="P15" draw:layer="layout" svg:width="9.599cm" svg:height="12.799cm" svg:x="6.4cm" svg:y="0cm" svg:viewBox="0 0 9600 12800" draw:points="6400,0 9600,0 3200,12800 0,12800">
          <text:p text:style-name="P1"><text:span text:style-name="T6">2</text:span></text:p>
        </draw:polygon>
        <draw:custom-shape draw:style-name="gr71" draw:text-style-name="P12" draw:layer="layout" svg:width="3.2cm" svg:height="11.2cm" svg:x="6.4cm" svg:y="12.8cm">
          <text:p text:style-name="P12">3</text:p>
          <draw:enhanced-geometry svg:viewBox="0 0 21600 21600" draw:type="rectangle" draw:enhanced-path="M 0 0 L 21600 0 21600 21600 0 21600 0 0 Z N"/>
        </draw:custom-shape>
      </draw:page>
      <draw:page draw:name="page58" draw:style-name="dp1" draw:master-page-name="PM19">
        <draw:polygon draw:style-name="gr54" draw:text-style-name="P15" draw:layer="layout" svg:width="15.999cm" svg:height="3.199cm" svg:x="0cm" svg:y="0cm" svg:viewBox="0 0 16000 3200" draw:points="0,0 0,3200 16000,3200 16000,0">
          <text:p text:style-name="P1"><text:span text:style-name="T6">1</text:span></text:p>
        </draw:polygon>
        <draw:custom-shape draw:style-name="gr72" draw:text-style-name="P12" draw:layer="layout" svg:width="16cm" svg:height="3.2cm" svg:x="0cm" svg:y="20.8cm">
          <text:p text:style-name="P12">3</text:p>
          <draw:enhanced-geometry svg:viewBox="0 0 21600 21600" draw:type="rectangle" draw:enhanced-path="M 0 0 L 21600 0 21600 21600 0 21600 0 0 Z N"/>
        </draw:custom-shape>
        <draw:polygon draw:style-name="gr54" draw:text-style-name="P12" draw:layer="layout" svg:width="15.999cm" svg:height="17.599cm" svg:x="0cm" svg:y="3.2cm" svg:viewBox="0 0 16000 17600" draw:points="12800,0 0,17600 3200,17600 16000,0">
          <text:p text:style-name="P1">2</text:p>
        </draw:polygon>
      </draw:page>
      <draw:page draw:name="page59" draw:style-name="dp1" draw:master-page-name="PM19">
        <draw:custom-shape draw:style-name="gr73" draw:text-style-name="P12" draw:layer="layout" svg:width="3.2cm" svg:height="3.2cm" svg:x="0cm" svg:y="6.4cm">
          <text:p text:style-name="P12">1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.2cm" svg:height="3.2cm" svg:x="0cm" svg:y="16cm">
          <text:p text:style-name="P12">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Cambria" svg:font-family="Cambria"/>
    <style:font-face style:name="Cambria1" svg:font-family="Cambri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13" svg:d="M0 13l10-13 10 13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5.5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  <style:master-page style:name="PM3" style:page-layout-name="PM0" draw:style-name="Mdp1"/>
    <style:master-page style:name="PM4" style:page-layout-name="PM0" draw:style-name="Mdp1"/>
    <style:master-page style:name="PM5" style:page-layout-name="PM0" draw:style-name="Mdp1"/>
    <style:master-page style:name="PM6" style:page-layout-name="PM0" draw:style-name="Mdp1"/>
    <style:master-page style:name="PM7" style:page-layout-name="PM0" draw:style-name="Mdp1"/>
    <style:master-page style:name="PM8" style:page-layout-name="PM0" draw:style-name="Mdp1"/>
    <style:master-page style:name="PM9" style:page-layout-name="PM0" draw:style-name="Mdp1"/>
    <style:master-page style:name="PM10" style:page-layout-name="PM0" draw:style-name="Mdp1"/>
    <style:master-page style:name="PM11" style:page-layout-name="PM0" draw:style-name="Mdp1"/>
    <style:master-page style:name="PM12" style:page-layout-name="PM0" draw:style-name="Mdp1"/>
    <style:master-page style:name="PM13" style:page-layout-name="PM0" draw:style-name="Mdp1"/>
    <style:master-page style:name="PM14" style:page-layout-name="PM0" draw:style-name="Mdp1"/>
    <style:master-page style:name="PM15" style:page-layout-name="PM0" draw:style-name="Mdp1"/>
    <style:master-page style:name="PM16" style:page-layout-name="PM0" draw:style-name="Mdp1"/>
    <style:master-page style:name="PM17" style:page-layout-name="PM0" draw:style-name="Mdp1"/>
    <style:master-page style:name="PM18" style:page-layout-name="PM0" draw:style-name="Mdp1"/>
    <style:master-page style:name="PM19" style:page-layout-name="PM0" draw:style-name="Mdp1"/>
    <style:master-page style:name="PM20" style:page-layout-name="PM0" draw:style-name="Mdp1"/>
    <style:master-page style:name="PM21" style:page-layout-name="PM0" draw:style-name="Mdp1"/>
    <style:master-page style:name="PM22" style:page-layout-name="PM0" draw:style-name="Mdp1"/>
    <style:master-page style:name="PM23" style:page-layout-name="PM0" draw:style-name="Mdp1"/>
    <style:master-page style:name="PM24" style:page-layout-name="PM0" draw:style-name="Mdp1"/>
    <style:master-page style:name="PM25" style:page-layout-name="PM0" draw:style-name="Mdp1"/>
    <style:master-page style:name="PM26" style:page-layout-name="PM0" draw:style-name="Mdp1"/>
    <style:master-page style:name="PM27" style:page-layout-name="PM0" draw:style-name="Mdp1"/>
    <style:master-page style:name="PM28" style:page-layout-name="PM0" draw:style-name="Mdp1"/>
    <style:master-page style:name="PM29" style:page-layout-name="PM0" draw:style-name="Mdp1"/>
    <style:master-page style:name="PM30" style:page-layout-name="PM0" draw:style-name="Mdp1"/>
    <style:master-page style:name="PM31" style:page-layout-name="PM0" draw:style-name="Mdp1"/>
    <style:master-page style:name="PM32" style:page-layout-name="PM0" draw:style-name="Mdp1"/>
    <style:master-page style:name="PM33" style:page-layout-name="PM0" draw:style-name="Mdp1"/>
    <style:master-page style:name="PM34" style:page-layout-name="PM0" draw:style-name="Mdp1"/>
    <style:master-page style:name="PM35" style:page-layout-name="PM0" draw:style-name="Mdp1"/>
    <style:master-page style:name="PM36" style:page-layout-name="PM0" draw:style-name="Mdp1"/>
    <style:master-page style:name="PM37" style:page-layout-name="PM0" draw:style-name="Mdp1"/>
    <style:master-page style:name="PM38" style:page-layout-name="PM0" draw:style-name="Mdp1"/>
    <style:master-page style:name="PM39" style:page-layout-name="PM0" draw:style-name="Mdp1"/>
    <style:master-page style:name="PM40" style:page-layout-name="PM0" draw:style-name="Mdp1"/>
    <style:master-page style:name="PM41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16T21:23:21.163000000</dc:date>
    <dc:language>ru-BY</dc:language>
    <meta:creation-date>2020-09-23T13:21:12Z</meta:creation-date>
    <meta:initial-creator>Vasil</meta:initial-creator>
    <meta:generator>LibreOffice/7.4.7.2$Windows_X86_64 LibreOffice_project/723314e595e8007d3cf785c16538505a1c878ca5</meta:generator>
    <meta:editing-duration>PT3H37M38S</meta:editing-duration>
    <meta:editing-cycles>34</meta:editing-cycles>
    <meta:document-statistic meta:object-count="1184"/>
  </office:meta>
</office:document-meta>
</file>